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05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F_walk_watch_hr_Crunch" table:style-name="ta1">
        <table:shapes>
          <draw:frame draw:z-index="0" draw:style-name="gr1" draw:text-style-name="P1" svg:width="820.49pt" svg:height="574.5pt" svg:x="290.64pt" svg:y="3pt">
            <draw:object draw:notify-on-update-of-ranges="MAF_walk_watch_hr_Crunch.A2:MAF_walk_watch_hr_Crunch.A470 MAF_walk_watch_hr_Crunch.E1:MAF_walk_watch_hr_Crunch.E1 MAF_walk_watch_hr_Crunch.E2:MAF_walk_watch_hr_Crunch.E47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ate_Ti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Elev</text:p>
          </table:table-cell>
          <table:table-cell office:value-type="string" calcext:value-type="string">
            <text:p>Heart</text:p>
          </table:table-cell>
        </table:table-row>
        <table:table-row table:style-name="ro1">
          <table:table-cell office:value-type="string" calcext:value-type="string">
            <text:p>2018-07-29T10:39:37Z</text:p>
          </table:table-cell>
          <table:table-cell office:value-type="float" office:value="40.009182" calcext:value-type="float">
            <text:p>40.009182</text:p>
          </table:table-cell>
          <table:table-cell office:value-type="float" office:value="-79.582214" calcext:value-type="float">
            <text:p>-79.582214</text:p>
          </table:table-cell>
          <table:table-cell office:value-type="float" office:value="311.3" calcext:value-type="float">
            <text:p>311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39:37Z</text:p>
          </table:table-cell>
          <table:table-cell office:value-type="float" office:value="40.009182" calcext:value-type="float">
            <text:p>40.009182</text:p>
          </table:table-cell>
          <table:table-cell office:value-type="float" office:value="-79.582214" calcext:value-type="float">
            <text:p>-79.582214</text:p>
          </table:table-cell>
          <table:table-cell office:value-type="float" office:value="311.3" calcext:value-type="float">
            <text:p>311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39:42Z</text:p>
          </table:table-cell>
          <table:table-cell office:value-type="float" office:value="40.009083" calcext:value-type="float">
            <text:p>40.009083</text:p>
          </table:table-cell>
          <table:table-cell office:value-type="float" office:value="-79.582146" calcext:value-type="float">
            <text:p>-79.582146</text:p>
          </table:table-cell>
          <table:table-cell office:value-type="float" office:value="312" calcext:value-type="float">
            <text:p>31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39:47Z</text:p>
          </table:table-cell>
          <table:table-cell office:value-type="float" office:value="40.009014" calcext:value-type="float">
            <text:p>40.009014</text:p>
          </table:table-cell>
          <table:table-cell office:value-type="float" office:value="-79.582085" calcext:value-type="float">
            <text:p>-79.582085</text:p>
          </table:table-cell>
          <table:table-cell office:value-type="float" office:value="312.4" calcext:value-type="float">
            <text:p>312.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39:52Z</text:p>
          </table:table-cell>
          <table:table-cell office:value-type="float" office:value="40.008907" calcext:value-type="float">
            <text:p>40.008907</text:p>
          </table:table-cell>
          <table:table-cell office:value-type="float" office:value="-79.58198" calcext:value-type="float">
            <text:p>-79.58198</text:p>
          </table:table-cell>
          <table:table-cell office:value-type="float" office:value="313" calcext:value-type="float">
            <text:p>31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39:54Z</text:p>
          </table:table-cell>
          <table:table-cell office:value-type="float" office:value="40.008907" calcext:value-type="float">
            <text:p>40.008907</text:p>
          </table:table-cell>
          <table:table-cell office:value-type="float" office:value="-79.58198" calcext:value-type="float">
            <text:p>-79.58198</text:p>
          </table:table-cell>
          <table:table-cell office:value-type="float" office:value="313" calcext:value-type="float">
            <text:p>31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39:57Z</text:p>
          </table:table-cell>
          <table:table-cell office:value-type="float" office:value="40.008842" calcext:value-type="float">
            <text:p>40.008842</text:p>
          </table:table-cell>
          <table:table-cell office:value-type="float" office:value="-79.58191" calcext:value-type="float">
            <text:p>-79.58191</text:p>
          </table:table-cell>
          <table:table-cell office:value-type="float" office:value="313.3" calcext:value-type="float">
            <text:p>313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0:04Z</text:p>
          </table:table-cell>
          <table:table-cell office:value-type="float" office:value="40.00875" calcext:value-type="float">
            <text:p>40.00875</text:p>
          </table:table-cell>
          <table:table-cell office:value-type="float" office:value="-79.5818" calcext:value-type="float">
            <text:p>-79.5818</text:p>
          </table:table-cell>
          <table:table-cell office:value-type="float" office:value="313.5" calcext:value-type="float">
            <text:p>313.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0:09Z</text:p>
          </table:table-cell>
          <table:table-cell office:value-type="float" office:value="40.00866" calcext:value-type="float">
            <text:p>40.00866</text:p>
          </table:table-cell>
          <table:table-cell office:value-type="float" office:value="-79.58173" calcext:value-type="float">
            <text:p>-79.58173</text:p>
          </table:table-cell>
          <table:table-cell office:value-type="float" office:value="313.6" calcext:value-type="float">
            <text:p>313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0:13Z</text:p>
          </table:table-cell>
          <table:table-cell office:value-type="float" office:value="40.008564" calcext:value-type="float">
            <text:p>40.008564</text:p>
          </table:table-cell>
          <table:table-cell office:value-type="float" office:value="-79.58166" calcext:value-type="float">
            <text:p>-79.58166</text:p>
          </table:table-cell>
          <table:table-cell office:value-type="float" office:value="313.8" calcext:value-type="float">
            <text:p>313.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0:18Z</text:p>
          </table:table-cell>
          <table:table-cell office:value-type="float" office:value="40.00848" calcext:value-type="float">
            <text:p>40.00848</text:p>
          </table:table-cell>
          <table:table-cell office:value-type="float" office:value="-79.58158" calcext:value-type="float">
            <text:p>-79.58158</text:p>
          </table:table-cell>
          <table:table-cell office:value-type="float" office:value="314.3" calcext:value-type="float">
            <text:p>314.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0:25Z</text:p>
          </table:table-cell>
          <table:table-cell office:value-type="float" office:value="40.008377" calcext:value-type="float">
            <text:p>40.008377</text:p>
          </table:table-cell>
          <table:table-cell office:value-type="float" office:value="-79.58146" calcext:value-type="float">
            <text:p>-79.58146</text:p>
          </table:table-cell>
          <table:table-cell office:value-type="float" office:value="315.6" calcext:value-type="float">
            <text:p>315.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0:34Z</text:p>
          </table:table-cell>
          <table:table-cell office:value-type="float" office:value="40.008297" calcext:value-type="float">
            <text:p>40.008297</text:p>
          </table:table-cell>
          <table:table-cell office:value-type="float" office:value="-79.58135" calcext:value-type="float">
            <text:p>-79.58135</text:p>
          </table:table-cell>
          <table:table-cell office:value-type="float" office:value="316.7" calcext:value-type="float">
            <text:p>316.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8-07-29T10:40:36Z</text:p>
          </table:table-cell>
          <table:table-cell office:value-type="float" office:value="40.008297" calcext:value-type="float">
            <text:p>40.008297</text:p>
          </table:table-cell>
          <table:table-cell office:value-type="float" office:value="-79.58135" calcext:value-type="float">
            <text:p>-79.58135</text:p>
          </table:table-cell>
          <table:table-cell office:value-type="float" office:value="316.7" calcext:value-type="float">
            <text:p>316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0:39Z</text:p>
          </table:table-cell>
          <table:table-cell office:value-type="float" office:value="40.008263" calcext:value-type="float">
            <text:p>40.008263</text:p>
          </table:table-cell>
          <table:table-cell office:value-type="float" office:value="-79.58131" calcext:value-type="float">
            <text:p>-79.58131</text:p>
          </table:table-cell>
          <table:table-cell office:value-type="float" office:value="317.2" calcext:value-type="float">
            <text:p>317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0:44Z</text:p>
          </table:table-cell>
          <table:table-cell office:value-type="float" office:value="40.0082" calcext:value-type="float">
            <text:p>40.0082</text:p>
          </table:table-cell>
          <table:table-cell office:value-type="float" office:value="-79.58127" calcext:value-type="float">
            <text:p>-79.58127</text:p>
          </table:table-cell>
          <table:table-cell office:value-type="float" office:value="317.8" calcext:value-type="float">
            <text:p>317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0:54Z</text:p>
          </table:table-cell>
          <table:table-cell office:value-type="float" office:value="40.00811" calcext:value-type="float">
            <text:p>40.00811</text:p>
          </table:table-cell>
          <table:table-cell office:value-type="float" office:value="-79.58119" calcext:value-type="float">
            <text:p>-79.58119</text:p>
          </table:table-cell>
          <table:table-cell office:value-type="float" office:value="318.9" calcext:value-type="float">
            <text:p>318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0:59Z</text:p>
          </table:table-cell>
          <table:table-cell office:value-type="float" office:value="40.00806" calcext:value-type="float">
            <text:p>40.00806</text:p>
          </table:table-cell>
          <table:table-cell office:value-type="float" office:value="-79.58112" calcext:value-type="float">
            <text:p>-79.58112</text:p>
          </table:table-cell>
          <table:table-cell office:value-type="float" office:value="319.3" calcext:value-type="float">
            <text:p>319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04Z</text:p>
          </table:table-cell>
          <table:table-cell office:value-type="float" office:value="40.008007" calcext:value-type="float">
            <text:p>40.008007</text:p>
          </table:table-cell>
          <table:table-cell office:value-type="float" office:value="-79.58106" calcext:value-type="float">
            <text:p>-79.58106</text:p>
          </table:table-cell>
          <table:table-cell office:value-type="float" office:value="319.7" calcext:value-type="float">
            <text:p>319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09Z</text:p>
          </table:table-cell>
          <table:table-cell office:value-type="float" office:value="40.00793" calcext:value-type="float">
            <text:p>40.00793</text:p>
          </table:table-cell>
          <table:table-cell office:value-type="float" office:value="-79.58099" calcext:value-type="float">
            <text:p>-79.58099</text:p>
          </table:table-cell>
          <table:table-cell office:value-type="float" office:value="320.1" calcext:value-type="float">
            <text:p>320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14Z</text:p>
          </table:table-cell>
          <table:table-cell office:value-type="float" office:value="40.00786" calcext:value-type="float">
            <text:p>40.00786</text:p>
          </table:table-cell>
          <table:table-cell office:value-type="float" office:value="-79.58093" calcext:value-type="float">
            <text:p>-79.58093</text:p>
          </table:table-cell>
          <table:table-cell office:value-type="float" office:value="320.5" calcext:value-type="float">
            <text:p>32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19Z</text:p>
          </table:table-cell>
          <table:table-cell office:value-type="float" office:value="40.00781" calcext:value-type="float">
            <text:p>40.00781</text:p>
          </table:table-cell>
          <table:table-cell office:value-type="float" office:value="-79.58087" calcext:value-type="float">
            <text:p>-79.58087</text:p>
          </table:table-cell>
          <table:table-cell office:value-type="float" office:value="320.7" calcext:value-type="float">
            <text:p>320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24Z</text:p>
          </table:table-cell>
          <table:table-cell office:value-type="float" office:value="40.007755" calcext:value-type="float">
            <text:p>40.007755</text:p>
          </table:table-cell>
          <table:table-cell office:value-type="float" office:value="-79.58082" calcext:value-type="float">
            <text:p>-79.58082</text:p>
          </table:table-cell>
          <table:table-cell office:value-type="float" office:value="320.9" calcext:value-type="float">
            <text:p>320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27Z</text:p>
          </table:table-cell>
          <table:table-cell office:value-type="float" office:value="40.007755" calcext:value-type="float">
            <text:p>40.007755</text:p>
          </table:table-cell>
          <table:table-cell office:value-type="float" office:value="-79.58082" calcext:value-type="float">
            <text:p>-79.58082</text:p>
          </table:table-cell>
          <table:table-cell office:value-type="float" office:value="320.9" calcext:value-type="float">
            <text:p>320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29Z</text:p>
          </table:table-cell>
          <table:table-cell office:value-type="float" office:value="40.007687" calcext:value-type="float">
            <text:p>40.007687</text:p>
          </table:table-cell>
          <table:table-cell office:value-type="float" office:value="-79.58076" calcext:value-type="float">
            <text:p>-79.58076</text:p>
          </table:table-cell>
          <table:table-cell office:value-type="float" office:value="321.1" calcext:value-type="float">
            <text:p>321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35Z</text:p>
          </table:table-cell>
          <table:table-cell office:value-type="float" office:value="40.007687" calcext:value-type="float">
            <text:p>40.007687</text:p>
          </table:table-cell>
          <table:table-cell office:value-type="float" office:value="-79.58076" calcext:value-type="float">
            <text:p>-79.58076</text:p>
          </table:table-cell>
          <table:table-cell office:value-type="float" office:value="321.1" calcext:value-type="float">
            <text:p>321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1:35Z</text:p>
          </table:table-cell>
          <table:table-cell office:value-type="float" office:value="40.007687" calcext:value-type="float">
            <text:p>40.007687</text:p>
          </table:table-cell>
          <table:table-cell office:value-type="float" office:value="-79.58076" calcext:value-type="float">
            <text:p>-79.58076</text:p>
          </table:table-cell>
          <table:table-cell office:value-type="float" office:value="321.1" calcext:value-type="float">
            <text:p>321.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1:40Z</text:p>
          </table:table-cell>
          <table:table-cell office:value-type="float" office:value="40.00759" calcext:value-type="float">
            <text:p>40.00759</text:p>
          </table:table-cell>
          <table:table-cell office:value-type="float" office:value="-79.58066" calcext:value-type="float">
            <text:p>-79.58066</text:p>
          </table:table-cell>
          <table:table-cell office:value-type="float" office:value="321.3" calcext:value-type="float">
            <text:p>321.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1:45Z</text:p>
          </table:table-cell>
          <table:table-cell office:value-type="float" office:value="40.00754" calcext:value-type="float">
            <text:p>40.00754</text:p>
          </table:table-cell>
          <table:table-cell office:value-type="float" office:value="-79.58063" calcext:value-type="float">
            <text:p>-79.58063</text:p>
          </table:table-cell>
          <table:table-cell office:value-type="float" office:value="321.5" calcext:value-type="float">
            <text:p>321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1:55Z</text:p>
          </table:table-cell>
          <table:table-cell office:value-type="float" office:value="40.00741" calcext:value-type="float">
            <text:p>40.00741</text:p>
          </table:table-cell>
          <table:table-cell office:value-type="float" office:value="-79.58055" calcext:value-type="float">
            <text:p>-79.58055</text:p>
          </table:table-cell>
          <table:table-cell office:value-type="float" office:value="321.9" calcext:value-type="float">
            <text:p>321.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2:00Z</text:p>
          </table:table-cell>
          <table:table-cell office:value-type="float" office:value="40.00735" calcext:value-type="float">
            <text:p>40.00735</text:p>
          </table:table-cell>
          <table:table-cell office:value-type="float" office:value="-79.58048" calcext:value-type="float">
            <text:p>-79.58048</text:p>
          </table:table-cell>
          <table:table-cell office:value-type="float" office:value="322.2" calcext:value-type="float">
            <text:p>322.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2:05Z</text:p>
          </table:table-cell>
          <table:table-cell office:value-type="float" office:value="40.0073" calcext:value-type="float">
            <text:p>40.0073</text:p>
          </table:table-cell>
          <table:table-cell office:value-type="float" office:value="-79.58043" calcext:value-type="float">
            <text:p>-79.58043</text:p>
          </table:table-cell>
          <table:table-cell office:value-type="float" office:value="322.4" calcext:value-type="float">
            <text:p>322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2:10Z</text:p>
          </table:table-cell>
          <table:table-cell office:value-type="float" office:value="40.00724" calcext:value-type="float">
            <text:p>40.00724</text:p>
          </table:table-cell>
          <table:table-cell office:value-type="float" office:value="-79.58041" calcext:value-type="float">
            <text:p>-79.58041</text:p>
          </table:table-cell>
          <table:table-cell office:value-type="float" office:value="322.6" calcext:value-type="float">
            <text:p>322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2:15Z</text:p>
          </table:table-cell>
          <table:table-cell office:value-type="float" office:value="40.007195" calcext:value-type="float">
            <text:p>40.007195</text:p>
          </table:table-cell>
          <table:table-cell office:value-type="float" office:value="-79.580345" calcext:value-type="float">
            <text:p>-79.580345</text:p>
          </table:table-cell>
          <table:table-cell office:value-type="float" office:value="322.9" calcext:value-type="float">
            <text:p>322.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2:20Z</text:p>
          </table:table-cell>
          <table:table-cell office:value-type="float" office:value="40.00714" calcext:value-type="float">
            <text:p>40.00714</text:p>
          </table:table-cell>
          <table:table-cell office:value-type="float" office:value="-79.580284" calcext:value-type="float">
            <text:p>-79.580284</text:p>
          </table:table-cell>
          <table:table-cell office:value-type="float" office:value="323.2" calcext:value-type="float">
            <text:p>323.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2:25Z</text:p>
          </table:table-cell>
          <table:table-cell office:value-type="float" office:value="40.007088" calcext:value-type="float">
            <text:p>40.007088</text:p>
          </table:table-cell>
          <table:table-cell office:value-type="float" office:value="-79.580246" calcext:value-type="float">
            <text:p>-79.580246</text:p>
          </table:table-cell>
          <table:table-cell office:value-type="float" office:value="323.4" calcext:value-type="float">
            <text:p>323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2:30Z</text:p>
          </table:table-cell>
          <table:table-cell office:value-type="float" office:value="40.007" calcext:value-type="float">
            <text:p>40.007</text:p>
          </table:table-cell>
          <table:table-cell office:value-type="float" office:value="-79.58017" calcext:value-type="float">
            <text:p>-79.58017</text:p>
          </table:table-cell>
          <table:table-cell office:value-type="float" office:value="323.8" calcext:value-type="float">
            <text:p>323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0:42:35Z</text:p>
          </table:table-cell>
          <table:table-cell office:value-type="float" office:value="40.006962" calcext:value-type="float">
            <text:p>40.006962</text:p>
          </table:table-cell>
          <table:table-cell office:value-type="float" office:value="-79.580125" calcext:value-type="float">
            <text:p>-79.580125</text:p>
          </table:table-cell>
          <table:table-cell office:value-type="float" office:value="324.1" calcext:value-type="float">
            <text:p>324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2:35Z</text:p>
          </table:table-cell>
          <table:table-cell office:value-type="float" office:value="40.006924" calcext:value-type="float">
            <text:p>40.006924</text:p>
          </table:table-cell>
          <table:table-cell office:value-type="float" office:value="-79.58008" calcext:value-type="float">
            <text:p>-79.58008</text:p>
          </table:table-cell>
          <table:table-cell office:value-type="float" office:value="324.3" calcext:value-type="float">
            <text:p>324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2:35Z</text:p>
          </table:table-cell>
          <table:table-cell office:value-type="float" office:value="40.006924" calcext:value-type="float">
            <text:p>40.006924</text:p>
          </table:table-cell>
          <table:table-cell office:value-type="float" office:value="-79.58008" calcext:value-type="float">
            <text:p>-79.58008</text:p>
          </table:table-cell>
          <table:table-cell office:value-type="float" office:value="324.3" calcext:value-type="float">
            <text:p>324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2:40Z</text:p>
          </table:table-cell>
          <table:table-cell office:value-type="float" office:value="40.006847" calcext:value-type="float">
            <text:p>40.006847</text:p>
          </table:table-cell>
          <table:table-cell office:value-type="float" office:value="-79.57999" calcext:value-type="float">
            <text:p>-79.57999</text:p>
          </table:table-cell>
          <table:table-cell office:value-type="float" office:value="324.9" calcext:value-type="float">
            <text:p>324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2:46Z</text:p>
          </table:table-cell>
          <table:table-cell office:value-type="float" office:value="40.006763" calcext:value-type="float">
            <text:p>40.006763</text:p>
          </table:table-cell>
          <table:table-cell office:value-type="float" office:value="-79.5799" calcext:value-type="float">
            <text:p>-79.5799</text:p>
          </table:table-cell>
          <table:table-cell office:value-type="float" office:value="325.5" calcext:value-type="float">
            <text:p>325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2:51Z</text:p>
          </table:table-cell>
          <table:table-cell office:value-type="float" office:value="40.006645" calcext:value-type="float">
            <text:p>40.006645</text:p>
          </table:table-cell>
          <table:table-cell office:value-type="float" office:value="-79.579865" calcext:value-type="float">
            <text:p>-79.579865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2:55Z</text:p>
          </table:table-cell>
          <table:table-cell office:value-type="float" office:value="40.00658" calcext:value-type="float">
            <text:p>40.00658</text:p>
          </table:table-cell>
          <table:table-cell office:value-type="float" office:value="-79.579834" calcext:value-type="float">
            <text:p>-79.579834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3:03Z</text:p>
          </table:table-cell>
          <table:table-cell office:value-type="float" office:value="40.006527" calcext:value-type="float">
            <text:p>40.006527</text:p>
          </table:table-cell>
          <table:table-cell office:value-type="float" office:value="-79.579735" calcext:value-type="float">
            <text:p>-79.579735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3:08Z</text:p>
          </table:table-cell>
          <table:table-cell office:value-type="float" office:value="40.00648" calcext:value-type="float">
            <text:p>40.00648</text:p>
          </table:table-cell>
          <table:table-cell office:value-type="float" office:value="-79.57969" calcext:value-type="float">
            <text:p>-79.57969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3:13Z</text:p>
          </table:table-cell>
          <table:table-cell office:value-type="float" office:value="40.006424" calcext:value-type="float">
            <text:p>40.006424</text:p>
          </table:table-cell>
          <table:table-cell office:value-type="float" office:value="-79.57963" calcext:value-type="float">
            <text:p>-79.57963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3:18Z</text:p>
          </table:table-cell>
          <table:table-cell office:value-type="float" office:value="40.006367" calcext:value-type="float">
            <text:p>40.006367</text:p>
          </table:table-cell>
          <table:table-cell office:value-type="float" office:value="-79.57956" calcext:value-type="float">
            <text:p>-79.57956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3:26Z</text:p>
          </table:table-cell>
          <table:table-cell office:value-type="float" office:value="40.0063" calcext:value-type="float">
            <text:p>40.0063</text:p>
          </table:table-cell>
          <table:table-cell office:value-type="float" office:value="-79.579506" calcext:value-type="float">
            <text:p>-79.579506</text:p>
          </table:table-cell>
          <table:table-cell office:value-type="float" office:value="326" calcext:value-type="float">
            <text:p>32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3:32Z</text:p>
          </table:table-cell>
          <table:table-cell office:value-type="float" office:value="40.006195" calcext:value-type="float">
            <text:p>40.006195</text:p>
          </table:table-cell>
          <table:table-cell office:value-type="float" office:value="-79.579414" calcext:value-type="float">
            <text:p>-79.579414</text:p>
          </table:table-cell>
          <table:table-cell office:value-type="float" office:value="326.1" calcext:value-type="float">
            <text:p>326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0:43:35Z</text:p>
          </table:table-cell>
          <table:table-cell office:value-type="float" office:value="40.006195" calcext:value-type="float">
            <text:p>40.006195</text:p>
          </table:table-cell>
          <table:table-cell office:value-type="float" office:value="-79.579414" calcext:value-type="float">
            <text:p>-79.579414</text:p>
          </table:table-cell>
          <table:table-cell office:value-type="float" office:value="326.1" calcext:value-type="float">
            <text:p>326.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37Z</text:p>
          </table:table-cell>
          <table:table-cell office:value-type="float" office:value="40.00611" calcext:value-type="float">
            <text:p>40.00611</text:p>
          </table:table-cell>
          <table:table-cell office:value-type="float" office:value="-79.579315" calcext:value-type="float">
            <text:p>-79.579315</text:p>
          </table:table-cell>
          <table:table-cell office:value-type="float" office:value="326.2" calcext:value-type="float">
            <text:p>326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46Z</text:p>
          </table:table-cell>
          <table:table-cell office:value-type="float" office:value="40.00594" calcext:value-type="float">
            <text:p>40.00594</text:p>
          </table:table-cell>
          <table:table-cell office:value-type="float" office:value="-79.579155" calcext:value-type="float">
            <text:p>-79.579155</text:p>
          </table:table-cell>
          <table:table-cell office:value-type="float" office:value="326.6" calcext:value-type="float">
            <text:p>326.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51Z</text:p>
          </table:table-cell>
          <table:table-cell office:value-type="float" office:value="40.005856" calcext:value-type="float">
            <text:p>40.005856</text:p>
          </table:table-cell>
          <table:table-cell office:value-type="float" office:value="-79.579056" calcext:value-type="float">
            <text:p>-79.579056</text:p>
          </table:table-cell>
          <table:table-cell office:value-type="float" office:value="326.9" calcext:value-type="float">
            <text:p>326.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3:56Z</text:p>
          </table:table-cell>
          <table:table-cell office:value-type="float" office:value="40.005783" calcext:value-type="float">
            <text:p>40.005783</text:p>
          </table:table-cell>
          <table:table-cell office:value-type="float" office:value="-79.57898" calcext:value-type="float">
            <text:p>-79.57898</text:p>
          </table:table-cell>
          <table:table-cell office:value-type="float" office:value="327.4" calcext:value-type="float">
            <text:p>327.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4:03Z</text:p>
          </table:table-cell>
          <table:table-cell office:value-type="float" office:value="40.005673" calcext:value-type="float">
            <text:p>40.005673</text:p>
          </table:table-cell>
          <table:table-cell office:value-type="float" office:value="-79.578867" calcext:value-type="float">
            <text:p>-79.578867</text:p>
          </table:table-cell>
          <table:table-cell office:value-type="float" office:value="328.2" calcext:value-type="float">
            <text:p>328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4:12Z</text:p>
          </table:table-cell>
          <table:table-cell office:value-type="float" office:value="40.005625" calcext:value-type="float">
            <text:p>40.005625</text:p>
          </table:table-cell>
          <table:table-cell office:value-type="float" office:value="-79.578825" calcext:value-type="float">
            <text:p>-79.578825</text:p>
          </table:table-cell>
          <table:table-cell office:value-type="float" office:value="328.5" calcext:value-type="float">
            <text:p>328.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4:17Z</text:p>
          </table:table-cell>
          <table:table-cell office:value-type="float" office:value="40.005578" calcext:value-type="float">
            <text:p>40.005578</text:p>
          </table:table-cell>
          <table:table-cell office:value-type="float" office:value="-79.578782" calcext:value-type="float">
            <text:p>-79.578782</text:p>
          </table:table-cell>
          <table:table-cell office:value-type="float" office:value="328.9" calcext:value-type="float">
            <text:p>328.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4:22Z</text:p>
          </table:table-cell>
          <table:table-cell office:value-type="float" office:value="40.00553" calcext:value-type="float">
            <text:p>40.00553</text:p>
          </table:table-cell>
          <table:table-cell office:value-type="float" office:value="-79.57874" calcext:value-type="float">
            <text:p>-79.57874</text:p>
          </table:table-cell>
          <table:table-cell office:value-type="float" office:value="329.2" calcext:value-type="float">
            <text:p>329.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4:27Z</text:p>
          </table:table-cell>
          <table:table-cell office:value-type="float" office:value="40.005483" calcext:value-type="float">
            <text:p>40.005483</text:p>
          </table:table-cell>
          <table:table-cell office:value-type="float" office:value="-79.578697" calcext:value-type="float">
            <text:p>-79.578697</text:p>
          </table:table-cell>
          <table:table-cell office:value-type="float" office:value="329.5" calcext:value-type="float">
            <text:p>329.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4:32Z</text:p>
          </table:table-cell>
          <table:table-cell office:value-type="float" office:value="40.005435" calcext:value-type="float">
            <text:p>40.005435</text:p>
          </table:table-cell>
          <table:table-cell office:value-type="float" office:value="-79.578655" calcext:value-type="float">
            <text:p>-79.578655</text:p>
          </table:table-cell>
          <table:table-cell office:value-type="float" office:value="329.9" calcext:value-type="float">
            <text:p>329.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8-07-29T10:44:36Z</text:p>
          </table:table-cell>
          <table:table-cell office:value-type="float" office:value="40.005388" calcext:value-type="float">
            <text:p>40.005388</text:p>
          </table:table-cell>
          <table:table-cell office:value-type="float" office:value="-79.578612" calcext:value-type="float">
            <text:p>-79.578612</text:p>
          </table:table-cell>
          <table:table-cell office:value-type="float" office:value="330.2" calcext:value-type="float">
            <text:p>330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4:37Z</text:p>
          </table:table-cell>
          <table:table-cell office:value-type="float" office:value="40.00534" calcext:value-type="float">
            <text:p>40.00534</text:p>
          </table:table-cell>
          <table:table-cell office:value-type="float" office:value="-79.57857" calcext:value-type="float">
            <text:p>-79.57857</text:p>
          </table:table-cell>
          <table:table-cell office:value-type="float" office:value="330.5" calcext:value-type="float">
            <text:p>330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4:47Z</text:p>
          </table:table-cell>
          <table:table-cell office:value-type="float" office:value="40.00525" calcext:value-type="float">
            <text:p>40.00525</text:p>
          </table:table-cell>
          <table:table-cell office:value-type="float" office:value="-79.578445" calcext:value-type="float">
            <text:p>-79.578445</text:p>
          </table:table-cell>
          <table:table-cell office:value-type="float" office:value="331.4" calcext:value-type="float">
            <text:p>331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4:52Z</text:p>
          </table:table-cell>
          <table:table-cell office:value-type="float" office:value="40.005184" calcext:value-type="float">
            <text:p>40.005184</text:p>
          </table:table-cell>
          <table:table-cell office:value-type="float" office:value="-79.5784" calcext:value-type="float">
            <text:p>-79.5784</text:p>
          </table:table-cell>
          <table:table-cell office:value-type="float" office:value="331.8" calcext:value-type="float">
            <text:p>331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4:59Z</text:p>
          </table:table-cell>
          <table:table-cell office:value-type="float" office:value="40.005066" calcext:value-type="float">
            <text:p>40.005066</text:p>
          </table:table-cell>
          <table:table-cell office:value-type="float" office:value="-79.5783" calcext:value-type="float">
            <text:p>-79.5783</text:p>
          </table:table-cell>
          <table:table-cell office:value-type="float" office:value="332.7" calcext:value-type="float">
            <text:p>332.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5:04Z</text:p>
          </table:table-cell>
          <table:table-cell office:value-type="float" office:value="40.004997" calcext:value-type="float">
            <text:p>40.004997</text:p>
          </table:table-cell>
          <table:table-cell office:value-type="float" office:value="-79.57826" calcext:value-type="float">
            <text:p>-79.57826</text:p>
          </table:table-cell>
          <table:table-cell office:value-type="float" office:value="333.2" calcext:value-type="float">
            <text:p>333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5:09Z</text:p>
          </table:table-cell>
          <table:table-cell office:value-type="float" office:value="40.004925" calcext:value-type="float">
            <text:p>40.004925</text:p>
          </table:table-cell>
          <table:table-cell office:value-type="float" office:value="-79.5782" calcext:value-type="float">
            <text:p>-79.5782</text:p>
          </table:table-cell>
          <table:table-cell office:value-type="float" office:value="333.8" calcext:value-type="float">
            <text:p>333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5:15Z</text:p>
          </table:table-cell>
          <table:table-cell office:value-type="float" office:value="40.004887" calcext:value-type="float">
            <text:p>40.004887</text:p>
          </table:table-cell>
          <table:table-cell office:value-type="float" office:value="-79.57816" calcext:value-type="float">
            <text:p>-79.57816</text:p>
          </table:table-cell>
          <table:table-cell office:value-type="float" office:value="334.1" calcext:value-type="float">
            <text:p>334.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5:20Z</text:p>
          </table:table-cell>
          <table:table-cell office:value-type="float" office:value="40.00483" calcext:value-type="float">
            <text:p>40.00483</text:p>
          </table:table-cell>
          <table:table-cell office:value-type="float" office:value="-79.57811" calcext:value-type="float">
            <text:p>-79.57811</text:p>
          </table:table-cell>
          <table:table-cell office:value-type="float" office:value="334.5" calcext:value-type="float">
            <text:p>334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5:25Z</text:p>
          </table:table-cell>
          <table:table-cell office:value-type="float" office:value="40.004776" calcext:value-type="float">
            <text:p>40.004776</text:p>
          </table:table-cell>
          <table:table-cell office:value-type="float" office:value="-79.57803" calcext:value-type="float">
            <text:p>-79.57803</text:p>
          </table:table-cell>
          <table:table-cell office:value-type="float" office:value="335" calcext:value-type="float">
            <text:p>33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5:30Z</text:p>
          </table:table-cell>
          <table:table-cell office:value-type="float" office:value="40.004726" calcext:value-type="float">
            <text:p>40.004726</text:p>
          </table:table-cell>
          <table:table-cell office:value-type="float" office:value="-79.57799" calcext:value-type="float">
            <text:p>-79.57799</text:p>
          </table:table-cell>
          <table:table-cell office:value-type="float" office:value="335.4" calcext:value-type="float">
            <text:p>335.4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5:35Z</text:p>
          </table:table-cell>
          <table:table-cell office:value-type="float" office:value="40.00467" calcext:value-type="float">
            <text:p>40.00467</text:p>
          </table:table-cell>
          <table:table-cell office:value-type="float" office:value="-79.577934" calcext:value-type="float">
            <text:p>-79.577934</text:p>
          </table:table-cell>
          <table:table-cell office:value-type="float" office:value="335.8" calcext:value-type="float">
            <text:p>335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0:45:35Z</text:p>
          </table:table-cell>
          <table:table-cell office:value-type="float" office:value="40.00467" calcext:value-type="float">
            <text:p>40.00467</text:p>
          </table:table-cell>
          <table:table-cell office:value-type="float" office:value="-79.577934" calcext:value-type="float">
            <text:p>-79.577934</text:p>
          </table:table-cell>
          <table:table-cell office:value-type="float" office:value="335.8" calcext:value-type="float">
            <text:p>335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40Z</text:p>
          </table:table-cell>
          <table:table-cell office:value-type="float" office:value="40.004612" calcext:value-type="float">
            <text:p>40.004612</text:p>
          </table:table-cell>
          <table:table-cell office:value-type="float" office:value="-79.577896" calcext:value-type="float">
            <text:p>-79.577896</text:p>
          </table:table-cell>
          <table:table-cell office:value-type="float" office:value="336.2" calcext:value-type="float">
            <text:p>336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48Z</text:p>
          </table:table-cell>
          <table:table-cell office:value-type="float" office:value="40.0045" calcext:value-type="float">
            <text:p>40.0045</text:p>
          </table:table-cell>
          <table:table-cell office:value-type="float" office:value="-79.57786" calcext:value-type="float">
            <text:p>-79.57786</text:p>
          </table:table-cell>
          <table:table-cell office:value-type="float" office:value="337" calcext:value-type="float">
            <text:p>33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53Z</text:p>
          </table:table-cell>
          <table:table-cell office:value-type="float" office:value="40.0044" calcext:value-type="float">
            <text:p>40.0044</text:p>
          </table:table-cell>
          <table:table-cell office:value-type="float" office:value="-79.57785" calcext:value-type="float">
            <text:p>-79.57785</text:p>
          </table:table-cell>
          <table:table-cell office:value-type="float" office:value="337.7" calcext:value-type="float">
            <text:p>337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5:58Z</text:p>
          </table:table-cell>
          <table:table-cell office:value-type="float" office:value="40.004314" calcext:value-type="float">
            <text:p>40.004314</text:p>
          </table:table-cell>
          <table:table-cell office:value-type="float" office:value="-79.57784" calcext:value-type="float">
            <text:p>-79.57784</text:p>
          </table:table-cell>
          <table:table-cell office:value-type="float" office:value="338.3" calcext:value-type="float">
            <text:p>338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6:04Z</text:p>
          </table:table-cell>
          <table:table-cell office:value-type="float" office:value="40.004234" calcext:value-type="float">
            <text:p>40.004234</text:p>
          </table:table-cell>
          <table:table-cell office:value-type="float" office:value="-79.57781" calcext:value-type="float">
            <text:p>-79.57781</text:p>
          </table:table-cell>
          <table:table-cell office:value-type="float" office:value="338.9" calcext:value-type="float">
            <text:p>338.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6:11Z</text:p>
          </table:table-cell>
          <table:table-cell office:value-type="float" office:value="40.00417" calcext:value-type="float">
            <text:p>40.00417</text:p>
          </table:table-cell>
          <table:table-cell office:value-type="float" office:value="-79.57778" calcext:value-type="float">
            <text:p>-79.57778</text:p>
          </table:table-cell>
          <table:table-cell office:value-type="float" office:value="339.4" calcext:value-type="float">
            <text:p>339.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6:16Z</text:p>
          </table:table-cell>
          <table:table-cell office:value-type="float" office:value="40.004074" calcext:value-type="float">
            <text:p>40.004074</text:p>
          </table:table-cell>
          <table:table-cell office:value-type="float" office:value="-79.57774" calcext:value-type="float">
            <text:p>-79.57774</text:p>
          </table:table-cell>
          <table:table-cell office:value-type="float" office:value="340.3" calcext:value-type="float">
            <text:p>340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6:21Z</text:p>
          </table:table-cell>
          <table:table-cell office:value-type="float" office:value="40.003975" calcext:value-type="float">
            <text:p>40.003975</text:p>
          </table:table-cell>
          <table:table-cell office:value-type="float" office:value="-79.57771" calcext:value-type="float">
            <text:p>-79.57771</text:p>
          </table:table-cell>
          <table:table-cell office:value-type="float" office:value="341.2" calcext:value-type="float">
            <text:p>341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6:26Z</text:p>
          </table:table-cell>
          <table:table-cell office:value-type="float" office:value="40.00393" calcext:value-type="float">
            <text:p>40.00393</text:p>
          </table:table-cell>
          <table:table-cell office:value-type="float" office:value="-79.5777" calcext:value-type="float">
            <text:p>-79.5777</text:p>
          </table:table-cell>
          <table:table-cell office:value-type="float" office:value="341.7" calcext:value-type="float">
            <text:p>341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46:36Z</text:p>
          </table:table-cell>
          <table:table-cell office:value-type="float" office:value="40.003885" calcext:value-type="float">
            <text:p>40.003885</text:p>
          </table:table-cell>
          <table:table-cell office:value-type="float" office:value="-79.57769" calcext:value-type="float">
            <text:p>-79.57769</text:p>
          </table:table-cell>
          <table:table-cell office:value-type="float" office:value="342.1" calcext:value-type="float">
            <text:p>342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36Z</text:p>
          </table:table-cell>
          <table:table-cell office:value-type="float" office:value="40.00384" calcext:value-type="float">
            <text:p>40.00384</text:p>
          </table:table-cell>
          <table:table-cell office:value-type="float" office:value="-79.57768" calcext:value-type="float">
            <text:p>-79.57768</text:p>
          </table:table-cell>
          <table:table-cell office:value-type="float" office:value="342.5" calcext:value-type="float">
            <text:p>342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41Z</text:p>
          </table:table-cell>
          <table:table-cell office:value-type="float" office:value="40.00378" calcext:value-type="float">
            <text:p>40.00378</text:p>
          </table:table-cell>
          <table:table-cell office:value-type="float" office:value="-79.57766" calcext:value-type="float">
            <text:p>-79.57766</text:p>
          </table:table-cell>
          <table:table-cell office:value-type="float" office:value="343.1" calcext:value-type="float">
            <text:p>343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46Z</text:p>
          </table:table-cell>
          <table:table-cell office:value-type="float" office:value="40.00372" calcext:value-type="float">
            <text:p>40.00372</text:p>
          </table:table-cell>
          <table:table-cell office:value-type="float" office:value="-79.57766" calcext:value-type="float">
            <text:p>-79.57766</text:p>
          </table:table-cell>
          <table:table-cell office:value-type="float" office:value="343.7" calcext:value-type="float">
            <text:p>343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51Z</text:p>
          </table:table-cell>
          <table:table-cell office:value-type="float" office:value="40.00367" calcext:value-type="float">
            <text:p>40.00367</text:p>
          </table:table-cell>
          <table:table-cell office:value-type="float" office:value="-79.57764" calcext:value-type="float">
            <text:p>-79.57764</text:p>
          </table:table-cell>
          <table:table-cell office:value-type="float" office:value="344.3" calcext:value-type="float">
            <text:p>344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6:56Z</text:p>
          </table:table-cell>
          <table:table-cell office:value-type="float" office:value="40.003597" calcext:value-type="float">
            <text:p>40.003597</text:p>
          </table:table-cell>
          <table:table-cell office:value-type="float" office:value="-79.577614" calcext:value-type="float">
            <text:p>-79.577614</text:p>
          </table:table-cell>
          <table:table-cell office:value-type="float" office:value="345.3" calcext:value-type="float">
            <text:p>345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7:05Z</text:p>
          </table:table-cell>
          <table:table-cell office:value-type="float" office:value="40.003483" calcext:value-type="float">
            <text:p>40.003483</text:p>
          </table:table-cell>
          <table:table-cell office:value-type="float" office:value="-79.57758" calcext:value-type="float">
            <text:p>-79.57758</text:p>
          </table:table-cell>
          <table:table-cell office:value-type="float" office:value="346.7" calcext:value-type="float">
            <text:p>346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7:10Z</text:p>
          </table:table-cell>
          <table:table-cell office:value-type="float" office:value="40.003437" calcext:value-type="float">
            <text:p>40.003437</text:p>
          </table:table-cell>
          <table:table-cell office:value-type="float" office:value="-79.577545" calcext:value-type="float">
            <text:p>-79.577545</text:p>
          </table:table-cell>
          <table:table-cell office:value-type="float" office:value="346.9" calcext:value-type="float">
            <text:p>346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7:15Z</text:p>
          </table:table-cell>
          <table:table-cell office:value-type="float" office:value="40.00339" calcext:value-type="float">
            <text:p>40.00339</text:p>
          </table:table-cell>
          <table:table-cell office:value-type="float" office:value="-79.577484" calcext:value-type="float">
            <text:p>-79.577484</text:p>
          </table:table-cell>
          <table:table-cell office:value-type="float" office:value="346.1" calcext:value-type="float">
            <text:p>346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7:20Z</text:p>
          </table:table-cell>
          <table:table-cell office:value-type="float" office:value="40.003338" calcext:value-type="float">
            <text:p>40.003338</text:p>
          </table:table-cell>
          <table:table-cell office:value-type="float" office:value="-79.577385" calcext:value-type="float">
            <text:p>-79.577385</text:p>
          </table:table-cell>
          <table:table-cell office:value-type="float" office:value="345.5" calcext:value-type="float">
            <text:p>345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7:25Z</text:p>
          </table:table-cell>
          <table:table-cell office:value-type="float" office:value="40.003315" calcext:value-type="float">
            <text:p>40.003315</text:p>
          </table:table-cell>
          <table:table-cell office:value-type="float" office:value="-79.577286" calcext:value-type="float">
            <text:p>-79.577286</text:p>
          </table:table-cell>
          <table:table-cell office:value-type="float" office:value="345.1" calcext:value-type="float">
            <text:p>345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7:30Z</text:p>
          </table:table-cell>
          <table:table-cell office:value-type="float" office:value="40.00325" calcext:value-type="float">
            <text:p>40.00325</text:p>
          </table:table-cell>
          <table:table-cell office:value-type="float" office:value="-79.57719" calcext:value-type="float">
            <text:p>-79.57719</text:p>
          </table:table-cell>
          <table:table-cell office:value-type="float" office:value="344.2" calcext:value-type="float">
            <text:p>344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47:35Z</text:p>
          </table:table-cell>
          <table:table-cell office:value-type="float" office:value="40.003225" calcext:value-type="float">
            <text:p>40.003225</text:p>
          </table:table-cell>
          <table:table-cell office:value-type="float" office:value="-79.577115" calcext:value-type="float">
            <text:p>-79.577115</text:p>
          </table:table-cell>
          <table:table-cell office:value-type="float" office:value="343.5" calcext:value-type="float">
            <text:p>343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7:36Z</text:p>
          </table:table-cell>
          <table:table-cell office:value-type="float" office:value="40.0032" calcext:value-type="float">
            <text:p>40.0032</text:p>
          </table:table-cell>
          <table:table-cell office:value-type="float" office:value="-79.57704" calcext:value-type="float">
            <text:p>-79.57704</text:p>
          </table:table-cell>
          <table:table-cell office:value-type="float" office:value="342.9" calcext:value-type="float">
            <text:p>342.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7:36Z</text:p>
          </table:table-cell>
          <table:table-cell office:value-type="float" office:value="40.0032" calcext:value-type="float">
            <text:p>40.0032</text:p>
          </table:table-cell>
          <table:table-cell office:value-type="float" office:value="-79.57704" calcext:value-type="float">
            <text:p>-79.57704</text:p>
          </table:table-cell>
          <table:table-cell office:value-type="float" office:value="342.9" calcext:value-type="float">
            <text:p>342.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7:44Z</text:p>
          </table:table-cell>
          <table:table-cell office:value-type="float" office:value="40.00317" calcext:value-type="float">
            <text:p>40.00317</text:p>
          </table:table-cell>
          <table:table-cell office:value-type="float" office:value="-79.57688" calcext:value-type="float">
            <text:p>-79.57688</text:p>
          </table:table-cell>
          <table:table-cell office:value-type="float" office:value="341.8" calcext:value-type="float">
            <text:p>341.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7:49Z</text:p>
          </table:table-cell>
          <table:table-cell office:value-type="float" office:value="40.003155" calcext:value-type="float">
            <text:p>40.003155</text:p>
          </table:table-cell>
          <table:table-cell office:value-type="float" office:value="-79.576775" calcext:value-type="float">
            <text:p>-79.576775</text:p>
          </table:table-cell>
          <table:table-cell office:value-type="float" office:value="340.8" calcext:value-type="float">
            <text:p>340.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7:54Z</text:p>
          </table:table-cell>
          <table:table-cell office:value-type="float" office:value="40.003143" calcext:value-type="float">
            <text:p>40.003143</text:p>
          </table:table-cell>
          <table:table-cell office:value-type="float" office:value="-79.57666" calcext:value-type="float">
            <text:p>-79.57666</text:p>
          </table:table-cell>
          <table:table-cell office:value-type="float" office:value="340.2" calcext:value-type="float">
            <text:p>340.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7:59Z</text:p>
          </table:table-cell>
          <table:table-cell office:value-type="float" office:value="40.003117" calcext:value-type="float">
            <text:p>40.003117</text:p>
          </table:table-cell>
          <table:table-cell office:value-type="float" office:value="-79.576584" calcext:value-type="float">
            <text:p>-79.576584</text:p>
          </table:table-cell>
          <table:table-cell office:value-type="float" office:value="339.6" calcext:value-type="float">
            <text:p>339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8:04Z</text:p>
          </table:table-cell>
          <table:table-cell office:value-type="float" office:value="40.003082" calcext:value-type="float">
            <text:p>40.003082</text:p>
          </table:table-cell>
          <table:table-cell office:value-type="float" office:value="-79.576485" calcext:value-type="float">
            <text:p>-79.576485</text:p>
          </table:table-cell>
          <table:table-cell office:value-type="float" office:value="338.5" calcext:value-type="float">
            <text:p>338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8:09Z</text:p>
          </table:table-cell>
          <table:table-cell office:value-type="float" office:value="40.00305" calcext:value-type="float">
            <text:p>40.00305</text:p>
          </table:table-cell>
          <table:table-cell office:value-type="float" office:value="-79.576355" calcext:value-type="float">
            <text:p>-79.576355</text:p>
          </table:table-cell>
          <table:table-cell office:value-type="float" office:value="338.1" calcext:value-type="float">
            <text:p>338.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8:14Z</text:p>
          </table:table-cell>
          <table:table-cell office:value-type="float" office:value="40.00303" calcext:value-type="float">
            <text:p>40.00303</text:p>
          </table:table-cell>
          <table:table-cell office:value-type="float" office:value="-79.57624" calcext:value-type="float">
            <text:p>-79.57624</text:p>
          </table:table-cell>
          <table:table-cell office:value-type="float" office:value="337.7" calcext:value-type="float">
            <text:p>337.7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8:19Z</text:p>
          </table:table-cell>
          <table:table-cell office:value-type="float" office:value="40.002995" calcext:value-type="float">
            <text:p>40.002995</text:p>
          </table:table-cell>
          <table:table-cell office:value-type="float" office:value="-79.57613" calcext:value-type="float">
            <text:p>-79.57613</text:p>
          </table:table-cell>
          <table:table-cell office:value-type="float" office:value="336.9" calcext:value-type="float">
            <text:p>336.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8:24Z</text:p>
          </table:table-cell>
          <table:table-cell office:value-type="float" office:value="40.00297" calcext:value-type="float">
            <text:p>40.00297</text:p>
          </table:table-cell>
          <table:table-cell office:value-type="float" office:value="-79.57603" calcext:value-type="float">
            <text:p>-79.57603</text:p>
          </table:table-cell>
          <table:table-cell office:value-type="float" office:value="336.1" calcext:value-type="float">
            <text:p>336.1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8:33Z</text:p>
          </table:table-cell>
          <table:table-cell office:value-type="float" office:value="40.00293" calcext:value-type="float">
            <text:p>40.00293</text:p>
          </table:table-cell>
          <table:table-cell office:value-type="float" office:value="-79.57602" calcext:value-type="float">
            <text:p>-79.57602</text:p>
          </table:table-cell>
          <table:table-cell office:value-type="float" office:value="334.6" calcext:value-type="float">
            <text:p>334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8:38Z</text:p>
          </table:table-cell>
          <table:table-cell office:value-type="float" office:value="40.00293" calcext:value-type="float">
            <text:p>40.00293</text:p>
          </table:table-cell>
          <table:table-cell office:value-type="float" office:value="-79.57602" calcext:value-type="float">
            <text:p>-79.57602</text:p>
          </table:table-cell>
          <table:table-cell office:value-type="float" office:value="334.6" calcext:value-type="float">
            <text:p>334.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8:43Z</text:p>
          </table:table-cell>
          <table:table-cell office:value-type="float" office:value="40.00293" calcext:value-type="float">
            <text:p>40.00293</text:p>
          </table:table-cell>
          <table:table-cell office:value-type="float" office:value="-79.57618" calcext:value-type="float">
            <text:p>-79.57618</text:p>
          </table:table-cell>
          <table:table-cell office:value-type="float" office:value="334.3" calcext:value-type="float">
            <text:p>334.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8:48Z</text:p>
          </table:table-cell>
          <table:table-cell office:value-type="float" office:value="40.002906" calcext:value-type="float">
            <text:p>40.002906</text:p>
          </table:table-cell>
          <table:table-cell office:value-type="float" office:value="-79.576331" calcext:value-type="float">
            <text:p>-79.576331</text:p>
          </table:table-cell>
          <table:table-cell office:value-type="float" office:value="334" calcext:value-type="float">
            <text:p>334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8:58Z</text:p>
          </table:table-cell>
          <table:table-cell office:value-type="float" office:value="40.002893" calcext:value-type="float">
            <text:p>40.002893</text:p>
          </table:table-cell>
          <table:table-cell office:value-type="float" office:value="-79.576393" calcext:value-type="float">
            <text:p>-79.576393</text:p>
          </table:table-cell>
          <table:table-cell office:value-type="float" office:value="333.8" calcext:value-type="float">
            <text:p>333.8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8-07-29T10:49:02Z</text:p>
          </table:table-cell>
          <table:table-cell office:value-type="float" office:value="40.002879" calcext:value-type="float">
            <text:p>40.002879</text:p>
          </table:table-cell>
          <table:table-cell office:value-type="float" office:value="-79.576454" calcext:value-type="float">
            <text:p>-79.576454</text:p>
          </table:table-cell>
          <table:table-cell office:value-type="float" office:value="333.6" calcext:value-type="float">
            <text:p>333.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8-07-29T10:49:03Z</text:p>
          </table:table-cell>
          <table:table-cell office:value-type="float" office:value="40.002865" calcext:value-type="float">
            <text:p>40.002865</text:p>
          </table:table-cell>
          <table:table-cell office:value-type="float" office:value="-79.576515" calcext:value-type="float">
            <text:p>-79.576515</text:p>
          </table:table-cell>
          <table:table-cell office:value-type="float" office:value="333.4" calcext:value-type="float">
            <text:p>333.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8-07-29T10:49:08Z</text:p>
          </table:table-cell>
          <table:table-cell office:value-type="float" office:value="40.00285" calcext:value-type="float">
            <text:p>40.00285</text:p>
          </table:table-cell>
          <table:table-cell office:value-type="float" office:value="-79.57661" calcext:value-type="float">
            <text:p>-79.57661</text:p>
          </table:table-cell>
          <table:table-cell office:value-type="float" office:value="333" calcext:value-type="float">
            <text:p>33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8-07-29T10:49:13Z</text:p>
          </table:table-cell>
          <table:table-cell office:value-type="float" office:value="40.002846" calcext:value-type="float">
            <text:p>40.002846</text:p>
          </table:table-cell>
          <table:table-cell office:value-type="float" office:value="-79.57668" calcext:value-type="float">
            <text:p>-79.57668</text:p>
          </table:table-cell>
          <table:table-cell office:value-type="float" office:value="332.4" calcext:value-type="float">
            <text:p>332.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8-07-29T10:49:18Z</text:p>
          </table:table-cell>
          <table:table-cell office:value-type="float" office:value="40.002827" calcext:value-type="float">
            <text:p>40.002827</text:p>
          </table:table-cell>
          <table:table-cell office:value-type="float" office:value="-79.57678" calcext:value-type="float">
            <text:p>-79.57678</text:p>
          </table:table-cell>
          <table:table-cell office:value-type="float" office:value="331.5" calcext:value-type="float">
            <text:p>331.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8-07-29T10:49:26Z</text:p>
          </table:table-cell>
          <table:table-cell office:value-type="float" office:value="40.0028" calcext:value-type="float">
            <text:p>40.0028</text:p>
          </table:table-cell>
          <table:table-cell office:value-type="float" office:value="-79.576866" calcext:value-type="float">
            <text:p>-79.576866</text:p>
          </table:table-cell>
          <table:table-cell office:value-type="float" office:value="330.8" calcext:value-type="float">
            <text:p>330.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8-07-29T10:49:32Z</text:p>
          </table:table-cell>
          <table:table-cell office:value-type="float" office:value="40.00281" calcext:value-type="float">
            <text:p>40.00281</text:p>
          </table:table-cell>
          <table:table-cell office:value-type="float" office:value="-79.57698" calcext:value-type="float">
            <text:p>-79.57698</text:p>
          </table:table-cell>
          <table:table-cell office:value-type="float" office:value="330.3" calcext:value-type="float">
            <text:p>330.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8-07-29T10:49:37Z</text:p>
          </table:table-cell>
          <table:table-cell office:value-type="float" office:value="40.002792" calcext:value-type="float">
            <text:p>40.002792</text:p>
          </table:table-cell>
          <table:table-cell office:value-type="float" office:value="-79.57712" calcext:value-type="float">
            <text:p>-79.57712</text:p>
          </table:table-cell>
          <table:table-cell office:value-type="float" office:value="329.9" calcext:value-type="float">
            <text:p>329.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8-07-29T10:49:37Z</text:p>
          </table:table-cell>
          <table:table-cell office:value-type="float" office:value="40.002792" calcext:value-type="float">
            <text:p>40.002792</text:p>
          </table:table-cell>
          <table:table-cell office:value-type="float" office:value="-79.57712" calcext:value-type="float">
            <text:p>-79.57712</text:p>
          </table:table-cell>
          <table:table-cell office:value-type="float" office:value="329.9" calcext:value-type="float">
            <text:p>329.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8-07-29T10:49:42Z</text:p>
          </table:table-cell>
          <table:table-cell office:value-type="float" office:value="40.002785" calcext:value-type="float">
            <text:p>40.002785</text:p>
          </table:table-cell>
          <table:table-cell office:value-type="float" office:value="-79.57727" calcext:value-type="float">
            <text:p>-79.57727</text:p>
          </table:table-cell>
          <table:table-cell office:value-type="float" office:value="329.1" calcext:value-type="float">
            <text:p>329.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8-07-29T10:49:45Z</text:p>
          </table:table-cell>
          <table:table-cell office:value-type="float" office:value="40.002785" calcext:value-type="float">
            <text:p>40.002785</text:p>
          </table:table-cell>
          <table:table-cell office:value-type="float" office:value="-79.57727" calcext:value-type="float">
            <text:p>-79.57727</text:p>
          </table:table-cell>
          <table:table-cell office:value-type="float" office:value="329.1" calcext:value-type="float">
            <text:p>329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9:47Z</text:p>
          </table:table-cell>
          <table:table-cell office:value-type="float" office:value="40.00278" calcext:value-type="float">
            <text:p>40.00278</text:p>
          </table:table-cell>
          <table:table-cell office:value-type="float" office:value="-79.57741" calcext:value-type="float">
            <text:p>-79.57741</text:p>
          </table:table-cell>
          <table:table-cell office:value-type="float" office:value="328.2" calcext:value-type="float">
            <text:p>328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9:52Z</text:p>
          </table:table-cell>
          <table:table-cell office:value-type="float" office:value="40.00278" calcext:value-type="float">
            <text:p>40.00278</text:p>
          </table:table-cell>
          <table:table-cell office:value-type="float" office:value="-79.57758" calcext:value-type="float">
            <text:p>-79.57758</text:p>
          </table:table-cell>
          <table:table-cell office:value-type="float" office:value="327.9" calcext:value-type="float">
            <text:p>327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49:57Z</text:p>
          </table:table-cell>
          <table:table-cell office:value-type="float" office:value="40.002777" calcext:value-type="float">
            <text:p>40.002777</text:p>
          </table:table-cell>
          <table:table-cell office:value-type="float" office:value="-79.57776" calcext:value-type="float">
            <text:p>-79.57776</text:p>
          </table:table-cell>
          <table:table-cell office:value-type="float" office:value="327.3" calcext:value-type="float">
            <text:p>327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0:02Z</text:p>
          </table:table-cell>
          <table:table-cell office:value-type="float" office:value="40.002773" calcext:value-type="float">
            <text:p>40.002773</text:p>
          </table:table-cell>
          <table:table-cell office:value-type="float" office:value="-79.57791" calcext:value-type="float">
            <text:p>-79.57791</text:p>
          </table:table-cell>
          <table:table-cell office:value-type="float" office:value="326.4" calcext:value-type="float">
            <text:p>326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0:08Z</text:p>
          </table:table-cell>
          <table:table-cell office:value-type="float" office:value="40.00276" calcext:value-type="float">
            <text:p>40.00276</text:p>
          </table:table-cell>
          <table:table-cell office:value-type="float" office:value="-79.578026" calcext:value-type="float">
            <text:p>-79.578026</text:p>
          </table:table-cell>
          <table:table-cell office:value-type="float" office:value="325.8" calcext:value-type="float">
            <text:p>325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0:13Z</text:p>
          </table:table-cell>
          <table:table-cell office:value-type="float" office:value="40.002754" calcext:value-type="float">
            <text:p>40.002754</text:p>
          </table:table-cell>
          <table:table-cell office:value-type="float" office:value="-79.578156" calcext:value-type="float">
            <text:p>-79.578156</text:p>
          </table:table-cell>
          <table:table-cell office:value-type="float" office:value="325.3" calcext:value-type="float">
            <text:p>325.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0:18Z</text:p>
          </table:table-cell>
          <table:table-cell office:value-type="float" office:value="40.002735" calcext:value-type="float">
            <text:p>40.002735</text:p>
          </table:table-cell>
          <table:table-cell office:value-type="float" office:value="-79.5783" calcext:value-type="float">
            <text:p>-79.5783</text:p>
          </table:table-cell>
          <table:table-cell office:value-type="float" office:value="324.6" calcext:value-type="float">
            <text:p>324.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0:23Z</text:p>
          </table:table-cell>
          <table:table-cell office:value-type="float" office:value="40.00273" calcext:value-type="float">
            <text:p>40.00273</text:p>
          </table:table-cell>
          <table:table-cell office:value-type="float" office:value="-79.57845" calcext:value-type="float">
            <text:p>-79.57845</text:p>
          </table:table-cell>
          <table:table-cell office:value-type="float" office:value="323.8" calcext:value-type="float">
            <text:p>323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0:27Z</text:p>
          </table:table-cell>
          <table:table-cell office:value-type="float" office:value="40.002747" calcext:value-type="float">
            <text:p>40.002747</text:p>
          </table:table-cell>
          <table:table-cell office:value-type="float" office:value="-79.57859" calcext:value-type="float">
            <text:p>-79.57859</text:p>
          </table:table-cell>
          <table:table-cell office:value-type="float" office:value="323.4" calcext:value-type="float">
            <text:p>323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0:36Z</text:p>
          </table:table-cell>
          <table:table-cell office:value-type="float" office:value="40.002748" calcext:value-type="float">
            <text:p>40.002748</text:p>
          </table:table-cell>
          <table:table-cell office:value-type="float" office:value="-79.578619" calcext:value-type="float">
            <text:p>-79.578619</text:p>
          </table:table-cell>
          <table:table-cell office:value-type="float" office:value="323.4" calcext:value-type="float">
            <text:p>323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0:37Z</text:p>
          </table:table-cell>
          <table:table-cell office:value-type="float" office:value="40.002749" calcext:value-type="float">
            <text:p>40.002749</text:p>
          </table:table-cell>
          <table:table-cell office:value-type="float" office:value="-79.578648" calcext:value-type="float">
            <text:p>-79.578648</text:p>
          </table:table-cell>
          <table:table-cell office:value-type="float" office:value="323.3" calcext:value-type="float">
            <text:p>323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0:42Z</text:p>
          </table:table-cell>
          <table:table-cell office:value-type="float" office:value="40.002758" calcext:value-type="float">
            <text:p>40.002758</text:p>
          </table:table-cell>
          <table:table-cell office:value-type="float" office:value="-79.57894" calcext:value-type="float">
            <text:p>-79.57894</text:p>
          </table:table-cell>
          <table:table-cell office:value-type="float" office:value="321.6" calcext:value-type="float">
            <text:p>321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0:47Z</text:p>
          </table:table-cell>
          <table:table-cell office:value-type="float" office:value="40.00276" calcext:value-type="float">
            <text:p>40.00276</text:p>
          </table:table-cell>
          <table:table-cell office:value-type="float" office:value="-79.579094" calcext:value-type="float">
            <text:p>-79.579094</text:p>
          </table:table-cell>
          <table:table-cell office:value-type="float" office:value="320.5" calcext:value-type="float">
            <text:p>32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0:52Z</text:p>
          </table:table-cell>
          <table:table-cell office:value-type="float" office:value="40.002754" calcext:value-type="float">
            <text:p>40.002754</text:p>
          </table:table-cell>
          <table:table-cell office:value-type="float" office:value="-79.57923" calcext:value-type="float">
            <text:p>-79.57923</text:p>
          </table:table-cell>
          <table:table-cell office:value-type="float" office:value="319.4" calcext:value-type="float">
            <text:p>319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0:58Z</text:p>
          </table:table-cell>
          <table:table-cell office:value-type="float" office:value="40.002754" calcext:value-type="float">
            <text:p>40.002754</text:p>
          </table:table-cell>
          <table:table-cell office:value-type="float" office:value="-79.57936" calcext:value-type="float">
            <text:p>-79.57936</text:p>
          </table:table-cell>
          <table:table-cell office:value-type="float" office:value="318.9" calcext:value-type="float">
            <text:p>318.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03Z</text:p>
          </table:table-cell>
          <table:table-cell office:value-type="float" office:value="40.00277" calcext:value-type="float">
            <text:p>40.00277</text:p>
          </table:table-cell>
          <table:table-cell office:value-type="float" office:value="-79.579475" calcext:value-type="float">
            <text:p>-79.579475</text:p>
          </table:table-cell>
          <table:table-cell office:value-type="float" office:value="318.4" calcext:value-type="float">
            <text:p>318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08Z</text:p>
          </table:table-cell>
          <table:table-cell office:value-type="float" office:value="40.00276" calcext:value-type="float">
            <text:p>40.00276</text:p>
          </table:table-cell>
          <table:table-cell office:value-type="float" office:value="-79.579605" calcext:value-type="float">
            <text:p>-79.579605</text:p>
          </table:table-cell>
          <table:table-cell office:value-type="float" office:value="317.6" calcext:value-type="float">
            <text:p>317.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13Z</text:p>
          </table:table-cell>
          <table:table-cell office:value-type="float" office:value="40.00274" calcext:value-type="float">
            <text:p>40.00274</text:p>
          </table:table-cell>
          <table:table-cell office:value-type="float" office:value="-79.57979" calcext:value-type="float">
            <text:p>-79.57979</text:p>
          </table:table-cell>
          <table:table-cell office:value-type="float" office:value="316" calcext:value-type="float">
            <text:p>31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18Z</text:p>
          </table:table-cell>
          <table:table-cell office:value-type="float" office:value="40.00273" calcext:value-type="float">
            <text:p>40.00273</text:p>
          </table:table-cell>
          <table:table-cell office:value-type="float" office:value="-79.57995" calcext:value-type="float">
            <text:p>-79.57995</text:p>
          </table:table-cell>
          <table:table-cell office:value-type="float" office:value="315.1" calcext:value-type="float">
            <text:p>315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25Z</text:p>
          </table:table-cell>
          <table:table-cell office:value-type="float" office:value="40.002712" calcext:value-type="float">
            <text:p>40.002712</text:p>
          </table:table-cell>
          <table:table-cell office:value-type="float" office:value="-79.58013" calcext:value-type="float">
            <text:p>-79.58013</text:p>
          </table:table-cell>
          <table:table-cell office:value-type="float" office:value="313.8" calcext:value-type="float">
            <text:p>313.8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30Z</text:p>
          </table:table-cell>
          <table:table-cell office:value-type="float" office:value="40.0027" calcext:value-type="float">
            <text:p>40.0027</text:p>
          </table:table-cell>
          <table:table-cell office:value-type="float" office:value="-79.58026" calcext:value-type="float">
            <text:p>-79.58026</text:p>
          </table:table-cell>
          <table:table-cell office:value-type="float" office:value="312.5" calcext:value-type="float">
            <text:p>312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35Z</text:p>
          </table:table-cell>
          <table:table-cell office:value-type="float" office:value="40.00269" calcext:value-type="float">
            <text:p>40.00269</text:p>
          </table:table-cell>
          <table:table-cell office:value-type="float" office:value="-79.58041" calcext:value-type="float">
            <text:p>-79.58041</text:p>
          </table:table-cell>
          <table:table-cell office:value-type="float" office:value="311.3" calcext:value-type="float">
            <text:p>311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40Z</text:p>
          </table:table-cell>
          <table:table-cell office:value-type="float" office:value="40.00268" calcext:value-type="float">
            <text:p>40.00268</text:p>
          </table:table-cell>
          <table:table-cell office:value-type="float" office:value="-79.58054" calcext:value-type="float">
            <text:p>-79.58054</text:p>
          </table:table-cell>
          <table:table-cell office:value-type="float" office:value="310.5" calcext:value-type="float">
            <text:p>31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46Z</text:p>
          </table:table-cell>
          <table:table-cell office:value-type="float" office:value="40.002644" calcext:value-type="float">
            <text:p>40.002644</text:p>
          </table:table-cell>
          <table:table-cell office:value-type="float" office:value="-79.58071" calcext:value-type="float">
            <text:p>-79.58071</text:p>
          </table:table-cell>
          <table:table-cell office:value-type="float" office:value="309.4" calcext:value-type="float">
            <text:p>309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47Z</text:p>
          </table:table-cell>
          <table:table-cell office:value-type="float" office:value="40.002644" calcext:value-type="float">
            <text:p>40.002644</text:p>
          </table:table-cell>
          <table:table-cell office:value-type="float" office:value="-79.58071" calcext:value-type="float">
            <text:p>-79.58071</text:p>
          </table:table-cell>
          <table:table-cell office:value-type="float" office:value="309.4" calcext:value-type="float">
            <text:p>309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1:55Z</text:p>
          </table:table-cell>
          <table:table-cell office:value-type="float" office:value="40.002655" calcext:value-type="float">
            <text:p>40.002655</text:p>
          </table:table-cell>
          <table:table-cell office:value-type="float" office:value="-79.580864" calcext:value-type="float">
            <text:p>-79.580864</text:p>
          </table:table-cell>
          <table:table-cell office:value-type="float" office:value="309.1" calcext:value-type="float">
            <text:p>309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2:00Z</text:p>
          </table:table-cell>
          <table:table-cell office:value-type="float" office:value="40.002663" calcext:value-type="float">
            <text:p>40.002663</text:p>
          </table:table-cell>
          <table:table-cell office:value-type="float" office:value="-79.580986" calcext:value-type="float">
            <text:p>-79.580986</text:p>
          </table:table-cell>
          <table:table-cell office:value-type="float" office:value="309.1" calcext:value-type="float">
            <text:p>309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2:05Z</text:p>
          </table:table-cell>
          <table:table-cell office:value-type="float" office:value="40.002647" calcext:value-type="float">
            <text:p>40.002647</text:p>
          </table:table-cell>
          <table:table-cell office:value-type="float" office:value="-79.58106" calcext:value-type="float">
            <text:p>-79.58106</text:p>
          </table:table-cell>
          <table:table-cell office:value-type="float" office:value="309.2" calcext:value-type="float">
            <text:p>309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2:15Z</text:p>
          </table:table-cell>
          <table:table-cell office:value-type="float" office:value="40.00268" calcext:value-type="float">
            <text:p>40.00268</text:p>
          </table:table-cell>
          <table:table-cell office:value-type="float" office:value="-79.581184" calcext:value-type="float">
            <text:p>-79.581184</text:p>
          </table:table-cell>
          <table:table-cell office:value-type="float" office:value="309.3" calcext:value-type="float">
            <text:p>309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2:20Z</text:p>
          </table:table-cell>
          <table:table-cell office:value-type="float" office:value="40.00268" calcext:value-type="float">
            <text:p>40.00268</text:p>
          </table:table-cell>
          <table:table-cell office:value-type="float" office:value="-79.58126" calcext:value-type="float">
            <text:p>-79.58126</text:p>
          </table:table-cell>
          <table:table-cell office:value-type="float" office:value="309.3" calcext:value-type="float">
            <text:p>309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2:25Z</text:p>
          </table:table-cell>
          <table:table-cell office:value-type="float" office:value="40.002663" calcext:value-type="float">
            <text:p>40.002663</text:p>
          </table:table-cell>
          <table:table-cell office:value-type="float" office:value="-79.58136" calcext:value-type="float">
            <text:p>-79.58136</text:p>
          </table:table-cell>
          <table:table-cell office:value-type="float" office:value="309.4" calcext:value-type="float">
            <text:p>309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2:30Z</text:p>
          </table:table-cell>
          <table:table-cell office:value-type="float" office:value="40.00267" calcext:value-type="float">
            <text:p>40.00267</text:p>
          </table:table-cell>
          <table:table-cell office:value-type="float" office:value="-79.58148" calcext:value-type="float">
            <text:p>-79.58148</text:p>
          </table:table-cell>
          <table:table-cell office:value-type="float" office:value="309.7" calcext:value-type="float">
            <text:p>309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0:52:34Z</text:p>
          </table:table-cell>
          <table:table-cell office:value-type="float" office:value="40.002665" calcext:value-type="float">
            <text:p>40.002665</text:p>
          </table:table-cell>
          <table:table-cell office:value-type="float" office:value="-79.58154" calcext:value-type="float">
            <text:p>-79.58154</text:p>
          </table:table-cell>
          <table:table-cell office:value-type="float" office:value="309.9" calcext:value-type="float">
            <text:p>309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52:35Z</text:p>
          </table:table-cell>
          <table:table-cell office:value-type="float" office:value="40.00266" calcext:value-type="float">
            <text:p>40.00266</text:p>
          </table:table-cell>
          <table:table-cell office:value-type="float" office:value="-79.5816" calcext:value-type="float">
            <text:p>-79.5816</text:p>
          </table:table-cell>
          <table:table-cell office:value-type="float" office:value="310.1" calcext:value-type="float">
            <text:p>310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8-07-29T10:52:35Z</text:p>
          </table:table-cell>
          <table:table-cell office:value-type="float" office:value="40.00266" calcext:value-type="float">
            <text:p>40.00266</text:p>
          </table:table-cell>
          <table:table-cell office:value-type="float" office:value="-79.5816" calcext:value-type="float">
            <text:p>-79.5816</text:p>
          </table:table-cell>
          <table:table-cell office:value-type="float" office:value="310.1" calcext:value-type="float">
            <text:p>310.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2:40Z</text:p>
          </table:table-cell>
          <table:table-cell office:value-type="float" office:value="40.002644" calcext:value-type="float">
            <text:p>40.002644</text:p>
          </table:table-cell>
          <table:table-cell office:value-type="float" office:value="-79.58172" calcext:value-type="float">
            <text:p>-79.58172</text:p>
          </table:table-cell>
          <table:table-cell office:value-type="float" office:value="310.4" calcext:value-type="float">
            <text:p>310.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2:45Z</text:p>
          </table:table-cell>
          <table:table-cell office:value-type="float" office:value="40.002617" calcext:value-type="float">
            <text:p>40.002617</text:p>
          </table:table-cell>
          <table:table-cell office:value-type="float" office:value="-79.58179" calcext:value-type="float">
            <text:p>-79.58179</text:p>
          </table:table-cell>
          <table:table-cell office:value-type="float" office:value="310.4" calcext:value-type="float">
            <text:p>310.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2:48Z</text:p>
          </table:table-cell>
          <table:table-cell office:value-type="float" office:value="40.002617" calcext:value-type="float">
            <text:p>40.002617</text:p>
          </table:table-cell>
          <table:table-cell office:value-type="float" office:value="-79.58179" calcext:value-type="float">
            <text:p>-79.58179</text:p>
          </table:table-cell>
          <table:table-cell office:value-type="float" office:value="310.4" calcext:value-type="float">
            <text:p>310.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2:50Z</text:p>
          </table:table-cell>
          <table:table-cell office:value-type="float" office:value="40.002586" calcext:value-type="float">
            <text:p>40.002586</text:p>
          </table:table-cell>
          <table:table-cell office:value-type="float" office:value="-79.58189" calcext:value-type="float">
            <text:p>-79.58189</text:p>
          </table:table-cell>
          <table:table-cell office:value-type="float" office:value="310.6" calcext:value-type="float">
            <text:p>310.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2:55Z</text:p>
          </table:table-cell>
          <table:table-cell office:value-type="float" office:value="40.002563" calcext:value-type="float">
            <text:p>40.002563</text:p>
          </table:table-cell>
          <table:table-cell office:value-type="float" office:value="-79.582016" calcext:value-type="float">
            <text:p>-79.582016</text:p>
          </table:table-cell>
          <table:table-cell office:value-type="float" office:value="310.7" calcext:value-type="float">
            <text:p>310.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3:00Z</text:p>
          </table:table-cell>
          <table:table-cell office:value-type="float" office:value="40.002537" calcext:value-type="float">
            <text:p>40.002537</text:p>
          </table:table-cell>
          <table:table-cell office:value-type="float" office:value="-79.58216" calcext:value-type="float">
            <text:p>-79.58216</text:p>
          </table:table-cell>
          <table:table-cell office:value-type="float" office:value="310.8" calcext:value-type="float">
            <text:p>310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3:05Z</text:p>
          </table:table-cell>
          <table:table-cell office:value-type="float" office:value="40.002502" calcext:value-type="float">
            <text:p>40.002502</text:p>
          </table:table-cell>
          <table:table-cell office:value-type="float" office:value="-79.58231" calcext:value-type="float">
            <text:p>-79.58231</text:p>
          </table:table-cell>
          <table:table-cell office:value-type="float" office:value="310.8" calcext:value-type="float">
            <text:p>310.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3:10Z</text:p>
          </table:table-cell>
          <table:table-cell office:value-type="float" office:value="40.002457" calcext:value-type="float">
            <text:p>40.002457</text:p>
          </table:table-cell>
          <table:table-cell office:value-type="float" office:value="-79.58246" calcext:value-type="float">
            <text:p>-79.58246</text:p>
          </table:table-cell>
          <table:table-cell office:value-type="float" office:value="310.9" calcext:value-type="float">
            <text:p>310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3:14Z</text:p>
          </table:table-cell>
          <table:table-cell office:value-type="float" office:value="40.002415" calcext:value-type="float">
            <text:p>40.002415</text:p>
          </table:table-cell>
          <table:table-cell office:value-type="float" office:value="-79.582535" calcext:value-type="float">
            <text:p>-79.582535</text:p>
          </table:table-cell>
          <table:table-cell office:value-type="float" office:value="310.9" calcext:value-type="float">
            <text:p>310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3:19Z</text:p>
          </table:table-cell>
          <table:table-cell office:value-type="float" office:value="40.00236" calcext:value-type="float">
            <text:p>40.00236</text:p>
          </table:table-cell>
          <table:table-cell office:value-type="float" office:value="-79.58262" calcext:value-type="float">
            <text:p>-79.58262</text:p>
          </table:table-cell>
          <table:table-cell office:value-type="float" office:value="310.9" calcext:value-type="float">
            <text:p>310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3:24Z</text:p>
          </table:table-cell>
          <table:table-cell office:value-type="float" office:value="40.002293" calcext:value-type="float">
            <text:p>40.002293</text:p>
          </table:table-cell>
          <table:table-cell office:value-type="float" office:value="-79.5827" calcext:value-type="float">
            <text:p>-79.5827</text:p>
          </table:table-cell>
          <table:table-cell office:value-type="float" office:value="310.9" calcext:value-type="float">
            <text:p>310.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3:29Z</text:p>
          </table:table-cell>
          <table:table-cell office:value-type="float" office:value="40.00225" calcext:value-type="float">
            <text:p>40.00225</text:p>
          </table:table-cell>
          <table:table-cell office:value-type="float" office:value="-79.582756" calcext:value-type="float">
            <text:p>-79.582756</text:p>
          </table:table-cell>
          <table:table-cell office:value-type="float" office:value="311" calcext:value-type="float">
            <text:p>31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8-07-29T10:53:36Z</text:p>
          </table:table-cell>
          <table:table-cell office:value-type="float" office:value="40.00225" calcext:value-type="float">
            <text:p>40.00225</text:p>
          </table:table-cell>
          <table:table-cell office:value-type="float" office:value="-79.582756" calcext:value-type="float">
            <text:p>-79.582756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38Z</text:p>
          </table:table-cell>
          <table:table-cell office:value-type="float" office:value="40.002197" calcext:value-type="float">
            <text:p>40.002197</text:p>
          </table:table-cell>
          <table:table-cell office:value-type="float" office:value="-79.58289" calcext:value-type="float">
            <text:p>-79.58289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38Z</text:p>
          </table:table-cell>
          <table:table-cell office:value-type="float" office:value="40.002197" calcext:value-type="float">
            <text:p>40.002197</text:p>
          </table:table-cell>
          <table:table-cell office:value-type="float" office:value="-79.58289" calcext:value-type="float">
            <text:p>-79.58289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45Z</text:p>
          </table:table-cell>
          <table:table-cell office:value-type="float" office:value="40.002113" calcext:value-type="float">
            <text:p>40.002113</text:p>
          </table:table-cell>
          <table:table-cell office:value-type="float" office:value="-79.58297" calcext:value-type="float">
            <text:p>-79.58297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50Z</text:p>
          </table:table-cell>
          <table:table-cell office:value-type="float" office:value="40.002033" calcext:value-type="float">
            <text:p>40.002033</text:p>
          </table:table-cell>
          <table:table-cell office:value-type="float" office:value="-79.583015" calcext:value-type="float">
            <text:p>-79.583015</text:p>
          </table:table-cell>
          <table:table-cell office:value-type="float" office:value="311" calcext:value-type="float">
            <text:p>31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3:55Z</text:p>
          </table:table-cell>
          <table:table-cell office:value-type="float" office:value="40.001957" calcext:value-type="float">
            <text:p>40.001957</text:p>
          </table:table-cell>
          <table:table-cell office:value-type="float" office:value="-79.583046" calcext:value-type="float">
            <text:p>-79.583046</text:p>
          </table:table-cell>
          <table:table-cell office:value-type="float" office:value="311.5" calcext:value-type="float">
            <text:p>311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05Z</text:p>
          </table:table-cell>
          <table:table-cell office:value-type="float" office:value="40.00184" calcext:value-type="float">
            <text:p>40.00184</text:p>
          </table:table-cell>
          <table:table-cell office:value-type="float" office:value="-79.583084" calcext:value-type="float">
            <text:p>-79.583084</text:p>
          </table:table-cell>
          <table:table-cell office:value-type="float" office:value="312.3" calcext:value-type="float">
            <text:p>312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10Z</text:p>
          </table:table-cell>
          <table:table-cell office:value-type="float" office:value="40.00177" calcext:value-type="float">
            <text:p>40.00177</text:p>
          </table:table-cell>
          <table:table-cell office:value-type="float" office:value="-79.58309" calcext:value-type="float">
            <text:p>-79.58309</text:p>
          </table:table-cell>
          <table:table-cell office:value-type="float" office:value="312.4" calcext:value-type="float">
            <text:p>312.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15Z</text:p>
          </table:table-cell>
          <table:table-cell office:value-type="float" office:value="40.001747" calcext:value-type="float">
            <text:p>40.001747</text:p>
          </table:table-cell>
          <table:table-cell office:value-type="float" office:value="-79.583176" calcext:value-type="float">
            <text:p>-79.583176</text:p>
          </table:table-cell>
          <table:table-cell office:value-type="float" office:value="311.5" calcext:value-type="float">
            <text:p>311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20Z</text:p>
          </table:table-cell>
          <table:table-cell office:value-type="float" office:value="40.00175" calcext:value-type="float">
            <text:p>40.00175</text:p>
          </table:table-cell>
          <table:table-cell office:value-type="float" office:value="-79.58324" calcext:value-type="float">
            <text:p>-79.58324</text:p>
          </table:table-cell>
          <table:table-cell office:value-type="float" office:value="311.1" calcext:value-type="float">
            <text:p>311.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25Z</text:p>
          </table:table-cell>
          <table:table-cell office:value-type="float" office:value="40.00177" calcext:value-type="float">
            <text:p>40.00177</text:p>
          </table:table-cell>
          <table:table-cell office:value-type="float" office:value="-79.583336" calcext:value-type="float">
            <text:p>-79.583336</text:p>
          </table:table-cell>
          <table:table-cell office:value-type="float" office:value="310.7" calcext:value-type="float">
            <text:p>310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30Z</text:p>
          </table:table-cell>
          <table:table-cell office:value-type="float" office:value="40.001816" calcext:value-type="float">
            <text:p>40.001816</text:p>
          </table:table-cell>
          <table:table-cell office:value-type="float" office:value="-79.58349" calcext:value-type="float">
            <text:p>-79.58349</text:p>
          </table:table-cell>
          <table:table-cell office:value-type="float" office:value="310.1" calcext:value-type="float">
            <text:p>310.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35Z</text:p>
          </table:table-cell>
          <table:table-cell office:value-type="float" office:value="40.001835" calcext:value-type="float">
            <text:p>40.001835</text:p>
          </table:table-cell>
          <table:table-cell office:value-type="float" office:value="-79.583626" calcext:value-type="float">
            <text:p>-79.583626</text:p>
          </table:table-cell>
          <table:table-cell office:value-type="float" office:value="308.9" calcext:value-type="float">
            <text:p>308.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0:54:35Z</text:p>
          </table:table-cell>
          <table:table-cell office:value-type="float" office:value="40.001835" calcext:value-type="float">
            <text:p>40.001835</text:p>
          </table:table-cell>
          <table:table-cell office:value-type="float" office:value="-79.583626" calcext:value-type="float">
            <text:p>-79.583626</text:p>
          </table:table-cell>
          <table:table-cell office:value-type="float" office:value="308.9" calcext:value-type="float">
            <text:p>308.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4:40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377" calcext:value-type="float">
            <text:p>-79.58377</text:p>
          </table:table-cell>
          <table:table-cell office:value-type="float" office:value="307.7" calcext:value-type="float">
            <text:p>307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4:40Z</text:p>
          </table:table-cell>
          <table:table-cell office:value-type="float" office:value="40.001865" calcext:value-type="float">
            <text:p>40.001865</text:p>
          </table:table-cell>
          <table:table-cell office:value-type="float" office:value="-79.58377" calcext:value-type="float">
            <text:p>-79.58377</text:p>
          </table:table-cell>
          <table:table-cell office:value-type="float" office:value="307.7" calcext:value-type="float">
            <text:p>307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4:45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388" calcext:value-type="float">
            <text:p>-79.58388</text:p>
          </table:table-cell>
          <table:table-cell office:value-type="float" office:value="307.3" calcext:value-type="float">
            <text:p>307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4:50Z</text:p>
          </table:table-cell>
          <table:table-cell office:value-type="float" office:value="40.001892" calcext:value-type="float">
            <text:p>40.001892</text:p>
          </table:table-cell>
          <table:table-cell office:value-type="float" office:value="-79.58403" calcext:value-type="float">
            <text:p>-79.58403</text:p>
          </table:table-cell>
          <table:table-cell office:value-type="float" office:value="306.7" calcext:value-type="float">
            <text:p>306.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4:55Z</text:p>
          </table:table-cell>
          <table:table-cell office:value-type="float" office:value="40.0019" calcext:value-type="float">
            <text:p>40.0019</text:p>
          </table:table-cell>
          <table:table-cell office:value-type="float" office:value="-79.58412" calcext:value-type="float">
            <text:p>-79.58412</text:p>
          </table:table-cell>
          <table:table-cell office:value-type="float" office:value="306.3" calcext:value-type="float">
            <text:p>306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5:04Z</text:p>
          </table:table-cell>
          <table:table-cell office:value-type="float" office:value="40.00192" calcext:value-type="float">
            <text:p>40.00192</text:p>
          </table:table-cell>
          <table:table-cell office:value-type="float" office:value="-79.584305" calcext:value-type="float">
            <text:p>-79.584305</text:p>
          </table:table-cell>
          <table:table-cell office:value-type="float" office:value="305.9" calcext:value-type="float">
            <text:p>305.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5:09Z</text:p>
          </table:table-cell>
          <table:table-cell office:value-type="float" office:value="40.00195" calcext:value-type="float">
            <text:p>40.00195</text:p>
          </table:table-cell>
          <table:table-cell office:value-type="float" office:value="-79.58448" calcext:value-type="float">
            <text:p>-79.58448</text:p>
          </table:table-cell>
          <table:table-cell office:value-type="float" office:value="305.8" calcext:value-type="float">
            <text:p>305.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5:14Z</text:p>
          </table:table-cell>
          <table:table-cell office:value-type="float" office:value="40.001972" calcext:value-type="float">
            <text:p>40.001972</text:p>
          </table:table-cell>
          <table:table-cell office:value-type="float" office:value="-79.58464" calcext:value-type="float">
            <text:p>-79.58464</text:p>
          </table:table-cell>
          <table:table-cell office:value-type="float" office:value="305.6" calcext:value-type="float">
            <text:p>305.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5:19Z</text:p>
          </table:table-cell>
          <table:table-cell office:value-type="float" office:value="40.001995" calcext:value-type="float">
            <text:p>40.001995</text:p>
          </table:table-cell>
          <table:table-cell office:value-type="float" office:value="-79.58481" calcext:value-type="float">
            <text:p>-79.58481</text:p>
          </table:table-cell>
          <table:table-cell office:value-type="float" office:value="305.5" calcext:value-type="float">
            <text:p>305.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5:24Z</text:p>
          </table:table-cell>
          <table:table-cell office:value-type="float" office:value="40.002045" calcext:value-type="float">
            <text:p>40.002045</text:p>
          </table:table-cell>
          <table:table-cell office:value-type="float" office:value="-79.58499" calcext:value-type="float">
            <text:p>-79.58499</text:p>
          </table:table-cell>
          <table:table-cell office:value-type="float" office:value="305.3" calcext:value-type="float">
            <text:p>305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5:29Z</text:p>
          </table:table-cell>
          <table:table-cell office:value-type="float" office:value="40.00207" calcext:value-type="float">
            <text:p>40.00207</text:p>
          </table:table-cell>
          <table:table-cell office:value-type="float" office:value="-79.585175" calcext:value-type="float">
            <text:p>-79.585175</text:p>
          </table:table-cell>
          <table:table-cell office:value-type="float" office:value="304.4" calcext:value-type="float">
            <text:p>304.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5:34Z</text:p>
          </table:table-cell>
          <table:table-cell office:value-type="float" office:value="40.002083" calcext:value-type="float">
            <text:p>40.002083</text:p>
          </table:table-cell>
          <table:table-cell office:value-type="float" office:value="-79.58532" calcext:value-type="float">
            <text:p>-79.58532</text:p>
          </table:table-cell>
          <table:table-cell office:value-type="float" office:value="303.3" calcext:value-type="float">
            <text:p>303.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8-07-29T10:55:35Z</text:p>
          </table:table-cell>
          <table:table-cell office:value-type="float" office:value="40.002083" calcext:value-type="float">
            <text:p>40.002083</text:p>
          </table:table-cell>
          <table:table-cell office:value-type="float" office:value="-79.58532" calcext:value-type="float">
            <text:p>-79.58532</text:p>
          </table:table-cell>
          <table:table-cell office:value-type="float" office:value="303.3" calcext:value-type="float">
            <text:p>303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5:36Z</text:p>
          </table:table-cell>
          <table:table-cell office:value-type="float" office:value="40.002083" calcext:value-type="float">
            <text:p>40.002083</text:p>
          </table:table-cell>
          <table:table-cell office:value-type="float" office:value="-79.58532" calcext:value-type="float">
            <text:p>-79.58532</text:p>
          </table:table-cell>
          <table:table-cell office:value-type="float" office:value="303.3" calcext:value-type="float">
            <text:p>303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5:43Z</text:p>
          </table:table-cell>
          <table:table-cell office:value-type="float" office:value="40.00211" calcext:value-type="float">
            <text:p>40.00211</text:p>
          </table:table-cell>
          <table:table-cell office:value-type="float" office:value="-79.58546" calcext:value-type="float">
            <text:p>-79.58546</text:p>
          </table:table-cell>
          <table:table-cell office:value-type="float" office:value="302.9" calcext:value-type="float">
            <text:p>302.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5:48Z</text:p>
          </table:table-cell>
          <table:table-cell office:value-type="float" office:value="40.00212" calcext:value-type="float">
            <text:p>40.00212</text:p>
          </table:table-cell>
          <table:table-cell office:value-type="float" office:value="-79.58559" calcext:value-type="float">
            <text:p>-79.58559</text:p>
          </table:table-cell>
          <table:table-cell office:value-type="float" office:value="302.8" calcext:value-type="float">
            <text:p>302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5:53Z</text:p>
          </table:table-cell>
          <table:table-cell office:value-type="float" office:value="40.002136" calcext:value-type="float">
            <text:p>40.002136</text:p>
          </table:table-cell>
          <table:table-cell office:value-type="float" office:value="-79.585724" calcext:value-type="float">
            <text:p>-79.585724</text:p>
          </table:table-cell>
          <table:table-cell office:value-type="float" office:value="302.6" calcext:value-type="float">
            <text:p>302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5:58Z</text:p>
          </table:table-cell>
          <table:table-cell office:value-type="float" office:value="40.00215" calcext:value-type="float">
            <text:p>40.00215</text:p>
          </table:table-cell>
          <table:table-cell office:value-type="float" office:value="-79.58583" calcext:value-type="float">
            <text:p>-79.58583</text:p>
          </table:table-cell>
          <table:table-cell office:value-type="float" office:value="302.4" calcext:value-type="float">
            <text:p>302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6:03Z</text:p>
          </table:table-cell>
          <table:table-cell office:value-type="float" office:value="40.00216" calcext:value-type="float">
            <text:p>40.00216</text:p>
          </table:table-cell>
          <table:table-cell office:value-type="float" office:value="-79.5859" calcext:value-type="float">
            <text:p>-79.5859</text:p>
          </table:table-cell>
          <table:table-cell office:value-type="float" office:value="302.2" calcext:value-type="float">
            <text:p>302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6:13Z</text:p>
          </table:table-cell>
          <table:table-cell office:value-type="float" office:value="40.00216" calcext:value-type="float">
            <text:p>40.00216</text:p>
          </table:table-cell>
          <table:table-cell office:value-type="float" office:value="-79.58604" calcext:value-type="float">
            <text:p>-79.58604</text:p>
          </table:table-cell>
          <table:table-cell office:value-type="float" office:value="301.8" calcext:value-type="float">
            <text:p>301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6:18Z</text:p>
          </table:table-cell>
          <table:table-cell office:value-type="float" office:value="40.002167" calcext:value-type="float">
            <text:p>40.002167</text:p>
          </table:table-cell>
          <table:table-cell office:value-type="float" office:value="-79.58613" calcext:value-type="float">
            <text:p>-79.58613</text:p>
          </table:table-cell>
          <table:table-cell office:value-type="float" office:value="301.7" calcext:value-type="float">
            <text:p>301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6:23Z</text:p>
          </table:table-cell>
          <table:table-cell office:value-type="float" office:value="40.00218" calcext:value-type="float">
            <text:p>40.00218</text:p>
          </table:table-cell>
          <table:table-cell office:value-type="float" office:value="-79.58622" calcext:value-type="float">
            <text:p>-79.58622</text:p>
          </table:table-cell>
          <table:table-cell office:value-type="float" office:value="301.5" calcext:value-type="float">
            <text:p>301.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6:28Z</text:p>
          </table:table-cell>
          <table:table-cell office:value-type="float" office:value="40.00218" calcext:value-type="float">
            <text:p>40.00218</text:p>
          </table:table-cell>
          <table:table-cell office:value-type="float" office:value="-79.58631" calcext:value-type="float">
            <text:p>-79.58631</text:p>
          </table:table-cell>
          <table:table-cell office:value-type="float" office:value="301.4" calcext:value-type="float">
            <text:p>301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6:33Z</text:p>
          </table:table-cell>
          <table:table-cell office:value-type="float" office:value="40.00218" calcext:value-type="float">
            <text:p>40.00218</text:p>
          </table:table-cell>
          <table:table-cell office:value-type="float" office:value="-79.5864" calcext:value-type="float">
            <text:p>-79.5864</text:p>
          </table:table-cell>
          <table:table-cell office:value-type="float" office:value="301.2" calcext:value-type="float">
            <text:p>301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0:56:36Z</text:p>
          </table:table-cell>
          <table:table-cell office:value-type="float" office:value="40.00218" calcext:value-type="float">
            <text:p>40.00218</text:p>
          </table:table-cell>
          <table:table-cell office:value-type="float" office:value="-79.5864" calcext:value-type="float">
            <text:p>-79.5864</text:p>
          </table:table-cell>
          <table:table-cell office:value-type="float" office:value="301.2" calcext:value-type="float">
            <text:p>301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38Z</text:p>
          </table:table-cell>
          <table:table-cell office:value-type="float" office:value="40.00221" calcext:value-type="float">
            <text:p>40.00221</text:p>
          </table:table-cell>
          <table:table-cell office:value-type="float" office:value="-79.58649" calcext:value-type="float">
            <text:p>-79.58649</text:p>
          </table:table-cell>
          <table:table-cell office:value-type="float" office:value="301.1" calcext:value-type="float">
            <text:p>301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43Z</text:p>
          </table:table-cell>
          <table:table-cell office:value-type="float" office:value="40.002224" calcext:value-type="float">
            <text:p>40.002224</text:p>
          </table:table-cell>
          <table:table-cell office:value-type="float" office:value="-79.58657" calcext:value-type="float">
            <text:p>-79.58657</text:p>
          </table:table-cell>
          <table:table-cell office:value-type="float" office:value="300.9" calcext:value-type="float">
            <text:p>300.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48Z</text:p>
          </table:table-cell>
          <table:table-cell office:value-type="float" office:value="40.00225" calcext:value-type="float">
            <text:p>40.00225</text:p>
          </table:table-cell>
          <table:table-cell office:value-type="float" office:value="-79.58668" calcext:value-type="float">
            <text:p>-79.58668</text:p>
          </table:table-cell>
          <table:table-cell office:value-type="float" office:value="300.4" calcext:value-type="float">
            <text:p>300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6:53Z</text:p>
          </table:table-cell>
          <table:table-cell office:value-type="float" office:value="40.002262" calcext:value-type="float">
            <text:p>40.002262</text:p>
          </table:table-cell>
          <table:table-cell office:value-type="float" office:value="-79.58673" calcext:value-type="float">
            <text:p>-79.58673</text:p>
          </table:table-cell>
          <table:table-cell office:value-type="float" office:value="300.1" calcext:value-type="float">
            <text:p>30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7:03Z</text:p>
          </table:table-cell>
          <table:table-cell office:value-type="float" office:value="40.002285" calcext:value-type="float">
            <text:p>40.002285</text:p>
          </table:table-cell>
          <table:table-cell office:value-type="float" office:value="-79.58689" calcext:value-type="float">
            <text:p>-79.58689</text:p>
          </table:table-cell>
          <table:table-cell office:value-type="float" office:value="299.4" calcext:value-type="float">
            <text:p>299.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7:08Z</text:p>
          </table:table-cell>
          <table:table-cell office:value-type="float" office:value="40.00221" calcext:value-type="float">
            <text:p>40.00221</text:p>
          </table:table-cell>
          <table:table-cell office:value-type="float" office:value="-79.58699" calcext:value-type="float">
            <text:p>-79.58699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7:15Z</text:p>
          </table:table-cell>
          <table:table-cell office:value-type="float" office:value="40.00208" calcext:value-type="float">
            <text:p>40.00208</text:p>
          </table:table-cell>
          <table:table-cell office:value-type="float" office:value="-79.58703" calcext:value-type="float">
            <text:p>-79.58703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7:25Z</text:p>
          </table:table-cell>
          <table:table-cell office:value-type="float" office:value="40.001915" calcext:value-type="float">
            <text:p>40.001915</text:p>
          </table:table-cell>
          <table:table-cell office:value-type="float" office:value="-79.587074" calcext:value-type="float">
            <text:p>-79.587074</text:p>
          </table:table-cell>
          <table:table-cell office:value-type="float" office:value="299" calcext:value-type="float">
            <text:p>29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7:30Z</text:p>
          </table:table-cell>
          <table:table-cell office:value-type="float" office:value="40.001804" calcext:value-type="float">
            <text:p>40.001804</text:p>
          </table:table-cell>
          <table:table-cell office:value-type="float" office:value="-79.58707" calcext:value-type="float">
            <text:p>-79.58707</text:p>
          </table:table-cell>
          <table:table-cell office:value-type="float" office:value="298.8" calcext:value-type="float">
            <text:p>298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7:35Z</text:p>
          </table:table-cell>
          <table:table-cell office:value-type="float" office:value="40.001705" calcext:value-type="float">
            <text:p>40.001705</text:p>
          </table:table-cell>
          <table:table-cell office:value-type="float" office:value="-79.58708" calcext:value-type="float">
            <text:p>-79.58708</text:p>
          </table:table-cell>
          <table:table-cell office:value-type="float" office:value="298.5" calcext:value-type="float">
            <text:p>298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29T10:57:36Z</text:p>
          </table:table-cell>
          <table:table-cell office:value-type="float" office:value="40.001705" calcext:value-type="float">
            <text:p>40.001705</text:p>
          </table:table-cell>
          <table:table-cell office:value-type="float" office:value="-79.58708" calcext:value-type="float">
            <text:p>-79.58708</text:p>
          </table:table-cell>
          <table:table-cell office:value-type="float" office:value="298" calcext:value-type="float">
            <text:p>29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7:40Z</text:p>
          </table:table-cell>
          <table:table-cell office:value-type="float" office:value="40.0016" calcext:value-type="float">
            <text:p>40.0016</text:p>
          </table:table-cell>
          <table:table-cell office:value-type="float" office:value="-79.58704" calcext:value-type="float">
            <text:p>-79.58704</text:p>
          </table:table-cell>
          <table:table-cell office:value-type="float" office:value="298.2" calcext:value-type="float">
            <text:p>298.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7:45Z</text:p>
          </table:table-cell>
          <table:table-cell office:value-type="float" office:value="40.0015" calcext:value-type="float">
            <text:p>40.0015</text:p>
          </table:table-cell>
          <table:table-cell office:value-type="float" office:value="-79.58708" calcext:value-type="float">
            <text:p>-79.58708</text:p>
          </table:table-cell>
          <table:table-cell office:value-type="float" office:value="298.3" calcext:value-type="float">
            <text:p>298.3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7:50Z</text:p>
          </table:table-cell>
          <table:table-cell office:value-type="float" office:value="40.001396" calcext:value-type="float">
            <text:p>40.001396</text:p>
          </table:table-cell>
          <table:table-cell office:value-type="float" office:value="-79.58713" calcext:value-type="float">
            <text:p>-79.58713</text:p>
          </table:table-cell>
          <table:table-cell office:value-type="float" office:value="298.5" calcext:value-type="float">
            <text:p>298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7:58Z</text:p>
          </table:table-cell>
          <table:table-cell office:value-type="float" office:value="40.00127" calcext:value-type="float">
            <text:p>40.00127</text:p>
          </table:table-cell>
          <table:table-cell office:value-type="float" office:value="-79.587166" calcext:value-type="float">
            <text:p>-79.587166</text:p>
          </table:table-cell>
          <table:table-cell office:value-type="float" office:value="298.7" calcext:value-type="float">
            <text:p>298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8:03Z</text:p>
          </table:table-cell>
          <table:table-cell office:value-type="float" office:value="40.001167" calcext:value-type="float">
            <text:p>40.001167</text:p>
          </table:table-cell>
          <table:table-cell office:value-type="float" office:value="-79.58721" calcext:value-type="float">
            <text:p>-79.58721</text:p>
          </table:table-cell>
          <table:table-cell office:value-type="float" office:value="298.9" calcext:value-type="float">
            <text:p>298.9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8:08Z</text:p>
          </table:table-cell>
          <table:table-cell office:value-type="float" office:value="40.001045" calcext:value-type="float">
            <text:p>40.001045</text:p>
          </table:table-cell>
          <table:table-cell office:value-type="float" office:value="-79.58725" calcext:value-type="float">
            <text:p>-79.58725</text:p>
          </table:table-cell>
          <table:table-cell office:value-type="float" office:value="299.1" calcext:value-type="float">
            <text:p>299.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8:13Z</text:p>
          </table:table-cell>
          <table:table-cell office:value-type="float" office:value="40.000904" calcext:value-type="float">
            <text:p>40.000904</text:p>
          </table:table-cell>
          <table:table-cell office:value-type="float" office:value="-79.58728" calcext:value-type="float">
            <text:p>-79.58728</text:p>
          </table:table-cell>
          <table:table-cell office:value-type="float" office:value="299.4" calcext:value-type="float">
            <text:p>299.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8:18Z</text:p>
          </table:table-cell>
          <table:table-cell office:value-type="float" office:value="40.000782" calcext:value-type="float">
            <text:p>40.000782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299.5" calcext:value-type="float">
            <text:p>299.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8:24Z</text:p>
          </table:table-cell>
          <table:table-cell office:value-type="float" office:value="40.000713" calcext:value-type="float">
            <text:p>40.000713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299.6" calcext:value-type="float">
            <text:p>299.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8:34Z</text:p>
          </table:table-cell>
          <table:table-cell office:value-type="float" office:value="40.00059" calcext:value-type="float">
            <text:p>40.00059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299.7" calcext:value-type="float">
            <text:p>299.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8-07-29T10:58:36Z</text:p>
          </table:table-cell>
          <table:table-cell office:value-type="float" office:value="40.00059" calcext:value-type="float">
            <text:p>40.00059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299.7" calcext:value-type="float">
            <text:p>299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8:39Z</text:p>
          </table:table-cell>
          <table:table-cell office:value-type="float" office:value="40.000507" calcext:value-type="float">
            <text:p>40.000507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299.8" calcext:value-type="float">
            <text:p>299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8:49Z</text:p>
          </table:table-cell>
          <table:table-cell office:value-type="float" office:value="40.000366" calcext:value-type="float">
            <text:p>40.000366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300" calcext:value-type="float">
            <text:p>30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8:54Z</text:p>
          </table:table-cell>
          <table:table-cell office:value-type="float" office:value="40.000286" calcext:value-type="float">
            <text:p>40.000286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300.1" calcext:value-type="float">
            <text:p>300.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9:04Z</text:p>
          </table:table-cell>
          <table:table-cell office:value-type="float" office:value="40.00015" calcext:value-type="float">
            <text:p>40.00015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300.4" calcext:value-type="float">
            <text:p>300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9:09Z</text:p>
          </table:table-cell>
          <table:table-cell office:value-type="float" office:value="40.00005" calcext:value-type="float">
            <text:p>40.00005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300.6" calcext:value-type="float">
            <text:p>300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9:14Z</text:p>
          </table:table-cell>
          <table:table-cell office:value-type="float" office:value="39.99993" calcext:value-type="float">
            <text:p>39.99993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300.9" calcext:value-type="float">
            <text:p>300.9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9:19Z</text:p>
          </table:table-cell>
          <table:table-cell office:value-type="float" office:value="39.99982" calcext:value-type="float">
            <text:p>39.99982</text:p>
          </table:table-cell>
          <table:table-cell office:value-type="float" office:value="-79.58729" calcext:value-type="float">
            <text:p>-79.58729</text:p>
          </table:table-cell>
          <table:table-cell office:value-type="float" office:value="301" calcext:value-type="float">
            <text:p>30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9:24Z</text:p>
          </table:table-cell>
          <table:table-cell office:value-type="float" office:value="39.999718" calcext:value-type="float">
            <text:p>39.999718</text:p>
          </table:table-cell>
          <table:table-cell office:value-type="float" office:value="-79.587265" calcext:value-type="float">
            <text:p>-79.587265</text:p>
          </table:table-cell>
          <table:table-cell office:value-type="float" office:value="301.4" calcext:value-type="float">
            <text:p>301.4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9:29Z</text:p>
          </table:table-cell>
          <table:table-cell office:value-type="float" office:value="39.999615" calcext:value-type="float">
            <text:p>39.999615</text:p>
          </table:table-cell>
          <table:table-cell office:value-type="float" office:value="-79.58724" calcext:value-type="float">
            <text:p>-79.58724</text:p>
          </table:table-cell>
          <table:table-cell office:value-type="float" office:value="301.7" calcext:value-type="float">
            <text:p>301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9:34Z</text:p>
          </table:table-cell>
          <table:table-cell office:value-type="float" office:value="39.999493" calcext:value-type="float">
            <text:p>39.999493</text:p>
          </table:table-cell>
          <table:table-cell office:value-type="float" office:value="-79.587204" calcext:value-type="float">
            <text:p>-79.587204</text:p>
          </table:table-cell>
          <table:table-cell office:value-type="float" office:value="302.2" calcext:value-type="float">
            <text:p>302.2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0:59:35Z</text:p>
          </table:table-cell>
          <table:table-cell office:value-type="float" office:value="39.999493" calcext:value-type="float">
            <text:p>39.999493</text:p>
          </table:table-cell>
          <table:table-cell office:value-type="float" office:value="-79.587204" calcext:value-type="float">
            <text:p>-79.587204</text:p>
          </table:table-cell>
          <table:table-cell office:value-type="float" office:value="302.2" calcext:value-type="float">
            <text:p>302.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0:59:37Z</text:p>
          </table:table-cell>
          <table:table-cell office:value-type="float" office:value="39.999493" calcext:value-type="float">
            <text:p>39.999493</text:p>
          </table:table-cell>
          <table:table-cell office:value-type="float" office:value="-79.587204" calcext:value-type="float">
            <text:p>-79.587204</text:p>
          </table:table-cell>
          <table:table-cell office:value-type="float" office:value="302.2" calcext:value-type="float">
            <text:p>302.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0:59:39Z</text:p>
          </table:table-cell>
          <table:table-cell office:value-type="float" office:value="39.9994" calcext:value-type="float">
            <text:p>39.9994</text:p>
          </table:table-cell>
          <table:table-cell office:value-type="float" office:value="-79.58716" calcext:value-type="float">
            <text:p>-79.58716</text:p>
          </table:table-cell>
          <table:table-cell office:value-type="float" office:value="302.5" calcext:value-type="float">
            <text:p>302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0:59:44Z</text:p>
          </table:table-cell>
          <table:table-cell office:value-type="float" office:value="39.999325" calcext:value-type="float">
            <text:p>39.999325</text:p>
          </table:table-cell>
          <table:table-cell office:value-type="float" office:value="-79.5871" calcext:value-type="float">
            <text:p>-79.5871</text:p>
          </table:table-cell>
          <table:table-cell office:value-type="float" office:value="302.8" calcext:value-type="float">
            <text:p>302.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0:59:49Z</text:p>
          </table:table-cell>
          <table:table-cell office:value-type="float" office:value="39.999287" calcext:value-type="float">
            <text:p>39.999287</text:p>
          </table:table-cell>
          <table:table-cell office:value-type="float" office:value="-79.587036" calcext:value-type="float">
            <text:p>-79.587036</text:p>
          </table:table-cell>
          <table:table-cell office:value-type="float" office:value="303" calcext:value-type="float">
            <text:p>30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0:59:54Z</text:p>
          </table:table-cell>
          <table:table-cell office:value-type="float" office:value="39.999252" calcext:value-type="float">
            <text:p>39.999252</text:p>
          </table:table-cell>
          <table:table-cell office:value-type="float" office:value="-79.58694" calcext:value-type="float">
            <text:p>-79.58694</text:p>
          </table:table-cell>
          <table:table-cell office:value-type="float" office:value="303.3" calcext:value-type="float">
            <text:p>303.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0:59:59Z</text:p>
          </table:table-cell>
          <table:table-cell office:value-type="float" office:value="39.999233" calcext:value-type="float">
            <text:p>39.999233</text:p>
          </table:table-cell>
          <table:table-cell office:value-type="float" office:value="-79.58687" calcext:value-type="float">
            <text:p>-79.58687</text:p>
          </table:table-cell>
          <table:table-cell office:value-type="float" office:value="303.5" calcext:value-type="float">
            <text:p>303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0:06Z</text:p>
          </table:table-cell>
          <table:table-cell office:value-type="float" office:value="39.99927" calcext:value-type="float">
            <text:p>39.99927</text:p>
          </table:table-cell>
          <table:table-cell office:value-type="float" office:value="-79.58674" calcext:value-type="float">
            <text:p>-79.58674</text:p>
          </table:table-cell>
          <table:table-cell office:value-type="float" office:value="304" calcext:value-type="float">
            <text:p>30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0:11Z</text:p>
          </table:table-cell>
          <table:table-cell office:value-type="float" office:value="39.99933" calcext:value-type="float">
            <text:p>39.99933</text:p>
          </table:table-cell>
          <table:table-cell office:value-type="float" office:value="-79.58669" calcext:value-type="float">
            <text:p>-79.58669</text:p>
          </table:table-cell>
          <table:table-cell office:value-type="float" office:value="303.5" calcext:value-type="float">
            <text:p>303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0:16Z</text:p>
          </table:table-cell>
          <table:table-cell office:value-type="float" office:value="39.999405" calcext:value-type="float">
            <text:p>39.999405</text:p>
          </table:table-cell>
          <table:table-cell office:value-type="float" office:value="-79.58664" calcext:value-type="float">
            <text:p>-79.58664</text:p>
          </table:table-cell>
          <table:table-cell office:value-type="float" office:value="303.4" calcext:value-type="float">
            <text:p>303.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0:23Z</text:p>
          </table:table-cell>
          <table:table-cell office:value-type="float" office:value="39.99948" calcext:value-type="float">
            <text:p>39.99948</text:p>
          </table:table-cell>
          <table:table-cell office:value-type="float" office:value="-79.58659" calcext:value-type="float">
            <text:p>-79.58659</text:p>
          </table:table-cell>
          <table:table-cell office:value-type="float" office:value="303" calcext:value-type="float">
            <text:p>30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0:28Z</text:p>
          </table:table-cell>
          <table:table-cell office:value-type="float" office:value="39.99956" calcext:value-type="float">
            <text:p>39.99956</text:p>
          </table:table-cell>
          <table:table-cell office:value-type="float" office:value="-79.58657" calcext:value-type="float">
            <text:p>-79.58657</text:p>
          </table:table-cell>
          <table:table-cell office:value-type="float" office:value="302.8" calcext:value-type="float">
            <text:p>302.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0:33Z</text:p>
          </table:table-cell>
          <table:table-cell office:value-type="float" office:value="39.999638" calcext:value-type="float">
            <text:p>39.999638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302.5" calcext:value-type="float">
            <text:p>302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0:35Z</text:p>
          </table:table-cell>
          <table:table-cell office:value-type="float" office:value="39.999638" calcext:value-type="float">
            <text:p>39.999638</text:p>
          </table:table-cell>
          <table:table-cell office:value-type="float" office:value="-79.586586" calcext:value-type="float">
            <text:p>-79.586586</text:p>
          </table:table-cell>
          <table:table-cell office:value-type="float" office:value="302.5" calcext:value-type="float">
            <text:p>302.5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0:38Z</text:p>
          </table:table-cell>
          <table:table-cell office:value-type="float" office:value="39.999714" calcext:value-type="float">
            <text:p>39.999714</text:p>
          </table:table-cell>
          <table:table-cell office:value-type="float" office:value="-79.58658" calcext:value-type="float">
            <text:p>-79.58658</text:p>
          </table:table-cell>
          <table:table-cell office:value-type="float" office:value="302.4" calcext:value-type="float">
            <text:p>302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0:43Z</text:p>
          </table:table-cell>
          <table:table-cell office:value-type="float" office:value="39.999798" calcext:value-type="float">
            <text:p>39.999798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302.2" calcext:value-type="float">
            <text:p>302.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0:46Z</text:p>
          </table:table-cell>
          <table:table-cell office:value-type="float" office:value="39.999798" calcext:value-type="float">
            <text:p>39.999798</text:p>
          </table:table-cell>
          <table:table-cell office:value-type="float" office:value="-79.586555" calcext:value-type="float">
            <text:p>-79.586555</text:p>
          </table:table-cell>
          <table:table-cell office:value-type="float" office:value="302.2" calcext:value-type="float">
            <text:p>302.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0:51Z</text:p>
          </table:table-cell>
          <table:table-cell office:value-type="float" office:value="39.999874" calcext:value-type="float">
            <text:p>39.999874</text:p>
          </table:table-cell>
          <table:table-cell office:value-type="float" office:value="-79.58654" calcext:value-type="float">
            <text:p>-79.58654</text:p>
          </table:table-cell>
          <table:table-cell office:value-type="float" office:value="301.8" calcext:value-type="float">
            <text:p>301.8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0:56Z</text:p>
          </table:table-cell>
          <table:table-cell office:value-type="float" office:value="39.999943" calcext:value-type="float">
            <text:p>39.999943</text:p>
          </table:table-cell>
          <table:table-cell office:value-type="float" office:value="-79.58651" calcext:value-type="float">
            <text:p>-79.58651</text:p>
          </table:table-cell>
          <table:table-cell office:value-type="float" office:value="301.6" calcext:value-type="float">
            <text:p>301.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1:03Z</text:p>
          </table:table-cell>
          <table:table-cell office:value-type="float" office:value="40.000034" calcext:value-type="float">
            <text:p>40.000034</text:p>
          </table:table-cell>
          <table:table-cell office:value-type="float" office:value="-79.586494" calcext:value-type="float">
            <text:p>-79.586494</text:p>
          </table:table-cell>
          <table:table-cell office:value-type="float" office:value="301.4" calcext:value-type="float">
            <text:p>301.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1:10Z</text:p>
          </table:table-cell>
          <table:table-cell office:value-type="float" office:value="40.000114" calcext:value-type="float">
            <text:p>40.000114</text:p>
          </table:table-cell>
          <table:table-cell office:value-type="float" office:value="-79.586464" calcext:value-type="float">
            <text:p>-79.586464</text:p>
          </table:table-cell>
          <table:table-cell office:value-type="float" office:value="301.2" calcext:value-type="float">
            <text:p>301.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1:15Z</text:p>
          </table:table-cell>
          <table:table-cell office:value-type="float" office:value="40.00018" calcext:value-type="float">
            <text:p>40.00018</text:p>
          </table:table-cell>
          <table:table-cell office:value-type="float" office:value="-79.58644" calcext:value-type="float">
            <text:p>-79.58644</text:p>
          </table:table-cell>
          <table:table-cell office:value-type="float" office:value="301" calcext:value-type="float">
            <text:p>30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1:20Z</text:p>
          </table:table-cell>
          <table:table-cell office:value-type="float" office:value="40.00028" calcext:value-type="float">
            <text:p>40.00028</text:p>
          </table:table-cell>
          <table:table-cell office:value-type="float" office:value="-79.58642" calcext:value-type="float">
            <text:p>-79.58642</text:p>
          </table:table-cell>
          <table:table-cell office:value-type="float" office:value="301" calcext:value-type="float">
            <text:p>30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1:25Z</text:p>
          </table:table-cell>
          <table:table-cell office:value-type="float" office:value="40.000356" calcext:value-type="float">
            <text:p>40.000356</text:p>
          </table:table-cell>
          <table:table-cell office:value-type="float" office:value="-79.586383" calcext:value-type="float">
            <text:p>-79.586383</text:p>
          </table:table-cell>
          <table:table-cell office:value-type="float" office:value="301.2" calcext:value-type="float">
            <text:p>301.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2018-07-29T11:01:36Z</text:p>
          </table:table-cell>
          <table:table-cell office:value-type="float" office:value="40.0004" calcext:value-type="float">
            <text:p>40.0004</text:p>
          </table:table-cell>
          <table:table-cell office:value-type="float" office:value="-79.586367" calcext:value-type="float">
            <text:p>-79.586367</text:p>
          </table:table-cell>
          <table:table-cell office:value-type="float" office:value="301.1" calcext:value-type="float">
            <text:p>301.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1:36Z</text:p>
          </table:table-cell>
          <table:table-cell office:value-type="float" office:value="40.000443" calcext:value-type="float">
            <text:p>40.000443</text:p>
          </table:table-cell>
          <table:table-cell office:value-type="float" office:value="-79.58635" calcext:value-type="float">
            <text:p>-79.58635</text:p>
          </table:table-cell>
          <table:table-cell office:value-type="float" office:value="301.1" calcext:value-type="float">
            <text:p>301.1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1:42Z</text:p>
          </table:table-cell>
          <table:table-cell office:value-type="float" office:value="40.00053" calcext:value-type="float">
            <text:p>40.00053</text:p>
          </table:table-cell>
          <table:table-cell office:value-type="float" office:value="-79.58635" calcext:value-type="float">
            <text:p>-79.58635</text:p>
          </table:table-cell>
          <table:table-cell office:value-type="float" office:value="300.8" calcext:value-type="float">
            <text:p>300.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1:52Z</text:p>
          </table:table-cell>
          <table:table-cell office:value-type="float" office:value="40.00064" calcext:value-type="float">
            <text:p>40.00064</text:p>
          </table:table-cell>
          <table:table-cell office:value-type="float" office:value="-79.58632" calcext:value-type="float">
            <text:p>-79.58632</text:p>
          </table:table-cell>
          <table:table-cell office:value-type="float" office:value="300.6" calcext:value-type="float">
            <text:p>300.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1:57Z</text:p>
          </table:table-cell>
          <table:table-cell office:value-type="float" office:value="40.0007" calcext:value-type="float">
            <text:p>40.0007</text:p>
          </table:table-cell>
          <table:table-cell office:value-type="float" office:value="-79.586296" calcext:value-type="float">
            <text:p>-79.586296</text:p>
          </table:table-cell>
          <table:table-cell office:value-type="float" office:value="300.5" calcext:value-type="float">
            <text:p>300.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2:02Z</text:p>
          </table:table-cell>
          <table:table-cell office:value-type="float" office:value="40.00082" calcext:value-type="float">
            <text:p>40.00082</text:p>
          </table:table-cell>
          <table:table-cell office:value-type="float" office:value="-79.58629" calcext:value-type="float">
            <text:p>-79.58629</text:p>
          </table:table-cell>
          <table:table-cell office:value-type="float" office:value="300.3" calcext:value-type="float">
            <text:p>300.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2:09Z</text:p>
          </table:table-cell>
          <table:table-cell office:value-type="float" office:value="40.000923" calcext:value-type="float">
            <text:p>40.000923</text:p>
          </table:table-cell>
          <table:table-cell office:value-type="float" office:value="-79.58627" calcext:value-type="float">
            <text:p>-79.58627</text:p>
          </table:table-cell>
          <table:table-cell office:value-type="float" office:value="300.3" calcext:value-type="float">
            <text:p>300.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2:14Z</text:p>
          </table:table-cell>
          <table:table-cell office:value-type="float" office:value="40.00099" calcext:value-type="float">
            <text:p>40.00099</text:p>
          </table:table-cell>
          <table:table-cell office:value-type="float" office:value="-79.58627" calcext:value-type="float">
            <text:p>-79.58627</text:p>
          </table:table-cell>
          <table:table-cell office:value-type="float" office:value="300.3" calcext:value-type="float">
            <text:p>300.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2:19Z</text:p>
          </table:table-cell>
          <table:table-cell office:value-type="float" office:value="40.001053" calcext:value-type="float">
            <text:p>40.001053</text:p>
          </table:table-cell>
          <table:table-cell office:value-type="float" office:value="-79.58626" calcext:value-type="float">
            <text:p>-79.58626</text:p>
          </table:table-cell>
          <table:table-cell office:value-type="float" office:value="300.3" calcext:value-type="float">
            <text:p>300.3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2:24Z</text:p>
          </table:table-cell>
          <table:table-cell office:value-type="float" office:value="40.001125" calcext:value-type="float">
            <text:p>40.001125</text:p>
          </table:table-cell>
          <table:table-cell office:value-type="float" office:value="-79.586235" calcext:value-type="float">
            <text:p>-79.586235</text:p>
          </table:table-cell>
          <table:table-cell office:value-type="float" office:value="300.4" calcext:value-type="float">
            <text:p>300.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2:29Z</text:p>
          </table:table-cell>
          <table:table-cell office:value-type="float" office:value="40.001186" calcext:value-type="float">
            <text:p>40.001186</text:p>
          </table:table-cell>
          <table:table-cell office:value-type="float" office:value="-79.586235" calcext:value-type="float">
            <text:p>-79.586235</text:p>
          </table:table-cell>
          <table:table-cell office:value-type="float" office:value="300.6" calcext:value-type="float">
            <text:p>300.6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2:34Z</text:p>
          </table:table-cell>
          <table:table-cell office:value-type="float" office:value="40.001255" calcext:value-type="float">
            <text:p>40.001255</text:p>
          </table:table-cell>
          <table:table-cell office:value-type="float" office:value="-79.586205" calcext:value-type="float">
            <text:p>-79.586205</text:p>
          </table:table-cell>
          <table:table-cell office:value-type="float" office:value="300.4" calcext:value-type="float">
            <text:p>300.4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2018-07-29T11:02:37Z</text:p>
          </table:table-cell>
          <table:table-cell office:value-type="float" office:value="40.001255" calcext:value-type="float">
            <text:p>40.001255</text:p>
          </table:table-cell>
          <table:table-cell office:value-type="float" office:value="-79.586205" calcext:value-type="float">
            <text:p>-79.586205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2:39Z</text:p>
          </table:table-cell>
          <table:table-cell office:value-type="float" office:value="40.001328" calcext:value-type="float">
            <text:p>40.001328</text:p>
          </table:table-cell>
          <table:table-cell office:value-type="float" office:value="-79.58619" calcext:value-type="float">
            <text:p>-79.58619</text:p>
          </table:table-cell>
          <table:table-cell office:value-type="float" office:value="300.3" calcext:value-type="float">
            <text:p>300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2:44Z</text:p>
          </table:table-cell>
          <table:table-cell office:value-type="float" office:value="40.001373" calcext:value-type="float">
            <text:p>40.001373</text:p>
          </table:table-cell>
          <table:table-cell office:value-type="float" office:value="-79.58615" calcext:value-type="float">
            <text:p>-79.58615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2:54Z</text:p>
          </table:table-cell>
          <table:table-cell office:value-type="float" office:value="40.001503" calcext:value-type="float">
            <text:p>40.001503</text:p>
          </table:table-cell>
          <table:table-cell office:value-type="float" office:value="-79.5861" calcext:value-type="float">
            <text:p>-79.5861</text:p>
          </table:table-cell>
          <table:table-cell office:value-type="float" office:value="300.5" calcext:value-type="float">
            <text:p>30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2:59Z</text:p>
          </table:table-cell>
          <table:table-cell office:value-type="float" office:value="40.001602" calcext:value-type="float">
            <text:p>40.001602</text:p>
          </table:table-cell>
          <table:table-cell office:value-type="float" office:value="-79.58605" calcext:value-type="float">
            <text:p>-79.58605</text:p>
          </table:table-cell>
          <table:table-cell office:value-type="float" office:value="300.3" calcext:value-type="float">
            <text:p>300.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3:04Z</text:p>
          </table:table-cell>
          <table:table-cell office:value-type="float" office:value="40.001713" calcext:value-type="float">
            <text:p>40.001713</text:p>
          </table:table-cell>
          <table:table-cell office:value-type="float" office:value="-79.586" calcext:value-type="float">
            <text:p>-79.586</text:p>
          </table:table-cell>
          <table:table-cell office:value-type="float" office:value="300.4" calcext:value-type="float">
            <text:p>300.4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3:09Z</text:p>
          </table:table-cell>
          <table:table-cell office:value-type="float" office:value="40.001835" calcext:value-type="float">
            <text:p>40.001835</text:p>
          </table:table-cell>
          <table:table-cell office:value-type="float" office:value="-79.586044" calcext:value-type="float">
            <text:p>-79.586044</text:p>
          </table:table-cell>
          <table:table-cell office:value-type="float" office:value="300.1" calcext:value-type="float">
            <text:p>300.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3:13Z</text:p>
          </table:table-cell>
          <table:table-cell office:value-type="float" office:value="40.00188" calcext:value-type="float">
            <text:p>40.00188</text:p>
          </table:table-cell>
          <table:table-cell office:value-type="float" office:value="-79.586205" calcext:value-type="float">
            <text:p>-79.586205</text:p>
          </table:table-cell>
          <table:table-cell office:value-type="float" office:value="299.7" calcext:value-type="float">
            <text:p>299.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3:18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635" calcext:value-type="float">
            <text:p>-79.58635</text:p>
          </table:table-cell>
          <table:table-cell office:value-type="float" office:value="299.5" calcext:value-type="float">
            <text:p>299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3:26Z</text:p>
          </table:table-cell>
          <table:table-cell office:value-type="float" office:value="40.001855" calcext:value-type="float">
            <text:p>40.001855</text:p>
          </table:table-cell>
          <table:table-cell office:value-type="float" office:value="-79.58653" calcext:value-type="float">
            <text:p>-79.58653</text:p>
          </table:table-cell>
          <table:table-cell office:value-type="float" office:value="299.2" calcext:value-type="float">
            <text:p>299.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3:36Z</text:p>
          </table:table-cell>
          <table:table-cell office:value-type="float" office:value="40.001857" calcext:value-type="float">
            <text:p>40.001857</text:p>
          </table:table-cell>
          <table:table-cell office:value-type="float" office:value="-79.58659" calcext:value-type="float">
            <text:p>-79.58659</text:p>
          </table:table-cell>
          <table:table-cell office:value-type="float" office:value="298.9" calcext:value-type="float">
            <text:p>298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3:36Z</text:p>
          </table:table-cell>
          <table:table-cell office:value-type="float" office:value="40.001858" calcext:value-type="float">
            <text:p>40.001858</text:p>
          </table:table-cell>
          <table:table-cell office:value-type="float" office:value="-79.58665" calcext:value-type="float">
            <text:p>-79.58665</text:p>
          </table:table-cell>
          <table:table-cell office:value-type="float" office:value="298.8" calcext:value-type="float">
            <text:p>298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3:41Z</text:p>
          </table:table-cell>
          <table:table-cell office:value-type="float" office:value="40.00188" calcext:value-type="float">
            <text:p>40.00188</text:p>
          </table:table-cell>
          <table:table-cell office:value-type="float" office:value="-79.58673" calcext:value-type="float">
            <text:p>-79.58673</text:p>
          </table:table-cell>
          <table:table-cell office:value-type="float" office:value="298.6" calcext:value-type="float">
            <text:p>298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3:47Z</text:p>
          </table:table-cell>
          <table:table-cell office:value-type="float" office:value="40.001884" calcext:value-type="float">
            <text:p>40.001884</text:p>
          </table:table-cell>
          <table:table-cell office:value-type="float" office:value="-79.586876" calcext:value-type="float">
            <text:p>-79.586876</text:p>
          </table:table-cell>
          <table:table-cell office:value-type="float" office:value="298.3" calcext:value-type="float">
            <text:p>298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3:54Z</text:p>
          </table:table-cell>
          <table:table-cell office:value-type="float" office:value="40.00181" calcext:value-type="float">
            <text:p>40.00181</text:p>
          </table:table-cell>
          <table:table-cell office:value-type="float" office:value="-79.58697" calcext:value-type="float">
            <text:p>-79.58697</text:p>
          </table:table-cell>
          <table:table-cell office:value-type="float" office:value="298.5" calcext:value-type="float">
            <text:p>298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3:59Z</text:p>
          </table:table-cell>
          <table:table-cell office:value-type="float" office:value="40.00169" calcext:value-type="float">
            <text:p>40.00169</text:p>
          </table:table-cell>
          <table:table-cell office:value-type="float" office:value="-79.58699" calcext:value-type="float">
            <text:p>-79.58699</text:p>
          </table:table-cell>
          <table:table-cell office:value-type="float" office:value="298.4" calcext:value-type="float">
            <text:p>298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04Z</text:p>
          </table:table-cell>
          <table:table-cell office:value-type="float" office:value="40.001587" calcext:value-type="float">
            <text:p>40.001587</text:p>
          </table:table-cell>
          <table:table-cell office:value-type="float" office:value="-79.58703" calcext:value-type="float">
            <text:p>-79.58703</text:p>
          </table:table-cell>
          <table:table-cell office:value-type="float" office:value="298.1" calcext:value-type="float">
            <text:p>298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09Z</text:p>
          </table:table-cell>
          <table:table-cell office:value-type="float" office:value="40.001507" calcext:value-type="float">
            <text:p>40.001507</text:p>
          </table:table-cell>
          <table:table-cell office:value-type="float" office:value="-79.58711" calcext:value-type="float">
            <text:p>-79.58711</text:p>
          </table:table-cell>
          <table:table-cell office:value-type="float" office:value="298" calcext:value-type="float">
            <text:p>29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14Z</text:p>
          </table:table-cell>
          <table:table-cell office:value-type="float" office:value="40.001408" calcext:value-type="float">
            <text:p>40.001408</text:p>
          </table:table-cell>
          <table:table-cell office:value-type="float" office:value="-79.58715" calcext:value-type="float">
            <text:p>-79.58715</text:p>
          </table:table-cell>
          <table:table-cell office:value-type="float" office:value="298.1" calcext:value-type="float">
            <text:p>298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23Z</text:p>
          </table:table-cell>
          <table:table-cell office:value-type="float" office:value="40.001255" calcext:value-type="float">
            <text:p>40.001255</text:p>
          </table:table-cell>
          <table:table-cell office:value-type="float" office:value="-79.5872" calcext:value-type="float">
            <text:p>-79.5872</text:p>
          </table:table-cell>
          <table:table-cell office:value-type="float" office:value="298.4" calcext:value-type="float">
            <text:p>298.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28Z</text:p>
          </table:table-cell>
          <table:table-cell office:value-type="float" office:value="40.001144" calcext:value-type="float">
            <text:p>40.001144</text:p>
          </table:table-cell>
          <table:table-cell office:value-type="float" office:value="-79.58724" calcext:value-type="float">
            <text:p>-79.58724</text:p>
          </table:table-cell>
          <table:table-cell office:value-type="float" office:value="298.6" calcext:value-type="float">
            <text:p>298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33Z</text:p>
          </table:table-cell>
          <table:table-cell office:value-type="float" office:value="40.001038" calcext:value-type="float">
            <text:p>40.001038</text:p>
          </table:table-cell>
          <table:table-cell office:value-type="float" office:value="-79.587265" calcext:value-type="float">
            <text:p>-79.587265</text:p>
          </table:table-cell>
          <table:table-cell office:value-type="float" office:value="298.8" calcext:value-type="float">
            <text:p>298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33Z</text:p>
          </table:table-cell>
          <table:table-cell office:value-type="float" office:value="40.001038" calcext:value-type="float">
            <text:p>40.001038</text:p>
          </table:table-cell>
          <table:table-cell office:value-type="float" office:value="-79.587265" calcext:value-type="float">
            <text:p>-79.587265</text:p>
          </table:table-cell>
          <table:table-cell office:value-type="float" office:value="298.8" calcext:value-type="float">
            <text:p>298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4:35Z</text:p>
          </table:table-cell>
          <table:table-cell office:value-type="float" office:value="40.001038" calcext:value-type="float">
            <text:p>40.001038</text:p>
          </table:table-cell>
          <table:table-cell office:value-type="float" office:value="-79.587265" calcext:value-type="float">
            <text:p>-79.587265</text:p>
          </table:table-cell>
          <table:table-cell office:value-type="float" office:value="298.8" calcext:value-type="float">
            <text:p>298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4:38Z</text:p>
          </table:table-cell>
          <table:table-cell office:value-type="float" office:value="40.0009" calcext:value-type="float">
            <text:p>40.0009</text:p>
          </table:table-cell>
          <table:table-cell office:value-type="float" office:value="-79.587296" calcext:value-type="float">
            <text:p>-79.587296</text:p>
          </table:table-cell>
          <table:table-cell office:value-type="float" office:value="299.1" calcext:value-type="float">
            <text:p>299.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4:43Z</text:p>
          </table:table-cell>
          <table:table-cell office:value-type="float" office:value="40.000782" calcext:value-type="float">
            <text:p>40.000782</text:p>
          </table:table-cell>
          <table:table-cell office:value-type="float" office:value="-79.5873" calcext:value-type="float">
            <text:p>-79.5873</text:p>
          </table:table-cell>
          <table:table-cell office:value-type="float" office:value="299.3" calcext:value-type="float">
            <text:p>299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4:48Z</text:p>
          </table:table-cell>
          <table:table-cell office:value-type="float" office:value="40.000713" calcext:value-type="float">
            <text:p>40.000713</text:p>
          </table:table-cell>
          <table:table-cell office:value-type="float" office:value="-79.58732" calcext:value-type="float">
            <text:p>-79.58732</text:p>
          </table:table-cell>
          <table:table-cell office:value-type="float" office:value="299.5" calcext:value-type="float">
            <text:p>299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4:55Z</text:p>
          </table:table-cell>
          <table:table-cell office:value-type="float" office:value="40.000645" calcext:value-type="float">
            <text:p>40.000645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299.5" calcext:value-type="float">
            <text:p>299.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5:00Z</text:p>
          </table:table-cell>
          <table:table-cell office:value-type="float" office:value="40.00057" calcext:value-type="float">
            <text:p>40.00057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299.6" calcext:value-type="float">
            <text:p>299.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5:05Z</text:p>
          </table:table-cell>
          <table:table-cell office:value-type="float" office:value="40.000492" calcext:value-type="float">
            <text:p>40.000492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299.8" calcext:value-type="float">
            <text:p>299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5:10Z</text:p>
          </table:table-cell>
          <table:table-cell office:value-type="float" office:value="40.000423" calcext:value-type="float">
            <text:p>40.000423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8" calcext:value-type="float">
            <text:p>299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5:15Z</text:p>
          </table:table-cell>
          <table:table-cell office:value-type="float" office:value="40.00036" calcext:value-type="float">
            <text:p>40.00036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299.9" calcext:value-type="float">
            <text:p>299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5:20Z</text:p>
          </table:table-cell>
          <table:table-cell office:value-type="float" office:value="40.0003" calcext:value-type="float">
            <text:p>40.0003</text:p>
          </table:table-cell>
          <table:table-cell office:value-type="float" office:value="-79.58734" calcext:value-type="float">
            <text:p>-79.58734</text:p>
          </table:table-cell>
          <table:table-cell office:value-type="float" office:value="300" calcext:value-type="float">
            <text:p>30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5:30Z</text:p>
          </table:table-cell>
          <table:table-cell office:value-type="float" office:value="40.00019" calcext:value-type="float">
            <text:p>40.00019</text:p>
          </table:table-cell>
          <table:table-cell office:value-type="float" office:value="-79.58735" calcext:value-type="float">
            <text:p>-79.58735</text:p>
          </table:table-cell>
          <table:table-cell office:value-type="float" office:value="300.2" calcext:value-type="float">
            <text:p>300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5:35Z</text:p>
          </table:table-cell>
          <table:table-cell office:value-type="float" office:value="40.000122" calcext:value-type="float">
            <text:p>40.000122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300.3" calcext:value-type="float">
            <text:p>300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05:36Z</text:p>
          </table:table-cell>
          <table:table-cell office:value-type="float" office:value="40.000122" calcext:value-type="float">
            <text:p>40.000122</text:p>
          </table:table-cell>
          <table:table-cell office:value-type="float" office:value="-79.58736" calcext:value-type="float">
            <text:p>-79.58736</text:p>
          </table:table-cell>
          <table:table-cell office:value-type="float" office:value="300.3" calcext:value-type="float">
            <text:p>300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5:40Z</text:p>
          </table:table-cell>
          <table:table-cell office:value-type="float" office:value="40.000046" calcext:value-type="float">
            <text:p>40.000046</text:p>
          </table:table-cell>
          <table:table-cell office:value-type="float" office:value="-79.58733" calcext:value-type="float">
            <text:p>-79.58733</text:p>
          </table:table-cell>
          <table:table-cell office:value-type="float" office:value="300.5" calcext:value-type="float">
            <text:p>300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5:50Z</text:p>
          </table:table-cell>
          <table:table-cell office:value-type="float" office:value="39.99994" calcext:value-type="float">
            <text:p>39.99994</text:p>
          </table:table-cell>
          <table:table-cell office:value-type="float" office:value="-79.587326" calcext:value-type="float">
            <text:p>-79.587326</text:p>
          </table:table-cell>
          <table:table-cell office:value-type="float" office:value="300.9" calcext:value-type="float">
            <text:p>300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6:00Z</text:p>
          </table:table-cell>
          <table:table-cell office:value-type="float" office:value="39.99994" calcext:value-type="float">
            <text:p>39.99994</text:p>
          </table:table-cell>
          <table:table-cell office:value-type="float" office:value="-79.58745" calcext:value-type="float">
            <text:p>-79.58745</text:p>
          </table:table-cell>
          <table:table-cell office:value-type="float" office:value="300" calcext:value-type="float">
            <text:p>3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6:10Z</text:p>
          </table:table-cell>
          <table:table-cell office:value-type="float" office:value="39.999847" calcext:value-type="float">
            <text:p>39.999847</text:p>
          </table:table-cell>
          <table:table-cell office:value-type="float" office:value="-79.58748" calcext:value-type="float">
            <text:p>-79.58748</text:p>
          </table:table-cell>
          <table:table-cell office:value-type="float" office:value="299.9" calcext:value-type="float">
            <text:p>299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6:19Z</text:p>
          </table:table-cell>
          <table:table-cell office:value-type="float" office:value="39.999718" calcext:value-type="float">
            <text:p>39.999718</text:p>
          </table:table-cell>
          <table:table-cell office:value-type="float" office:value="-79.58749" calcext:value-type="float">
            <text:p>-79.58749</text:p>
          </table:table-cell>
          <table:table-cell office:value-type="float" office:value="299.7" calcext:value-type="float">
            <text:p>299.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6:29Z</text:p>
          </table:table-cell>
          <table:table-cell office:value-type="float" office:value="39.999615" calcext:value-type="float">
            <text:p>39.999615</text:p>
          </table:table-cell>
          <table:table-cell office:value-type="float" office:value="-79.58753" calcext:value-type="float">
            <text:p>-79.58753</text:p>
          </table:table-cell>
          <table:table-cell office:value-type="float" office:value="299.6" calcext:value-type="float">
            <text:p>299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6:34Z</text:p>
          </table:table-cell>
          <table:table-cell office:value-type="float" office:value="39.999573" calcext:value-type="float">
            <text:p>39.999573</text:p>
          </table:table-cell>
          <table:table-cell office:value-type="float" office:value="-79.58756" calcext:value-type="float">
            <text:p>-79.58756</text:p>
          </table:table-cell>
          <table:table-cell office:value-type="float" office:value="299.5" calcext:value-type="float">
            <text:p>299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06:36Z</text:p>
          </table:table-cell>
          <table:table-cell office:value-type="float" office:value="39.999573" calcext:value-type="float">
            <text:p>39.999573</text:p>
          </table:table-cell>
          <table:table-cell office:value-type="float" office:value="-79.58756" calcext:value-type="float">
            <text:p>-79.58756</text:p>
          </table:table-cell>
          <table:table-cell office:value-type="float" office:value="299.5" calcext:value-type="float">
            <text:p>299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6:39Z</text:p>
          </table:table-cell>
          <table:table-cell office:value-type="float" office:value="39.999573" calcext:value-type="float">
            <text:p>39.999573</text:p>
          </table:table-cell>
          <table:table-cell office:value-type="float" office:value="-79.58756" calcext:value-type="float">
            <text:p>-79.58756</text:p>
          </table:table-cell>
          <table:table-cell office:value-type="float" office:value="299.5" calcext:value-type="float">
            <text:p>299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6:44Z</text:p>
          </table:table-cell>
          <table:table-cell office:value-type="float" office:value="39.99948" calcext:value-type="float">
            <text:p>39.99948</text:p>
          </table:table-cell>
          <table:table-cell office:value-type="float" office:value="-79.58764" calcext:value-type="float">
            <text:p>-79.58764</text:p>
          </table:table-cell>
          <table:table-cell office:value-type="float" office:value="299.4" calcext:value-type="float">
            <text:p>299.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6:49Z</text:p>
          </table:table-cell>
          <table:table-cell office:value-type="float" office:value="39.999373" calcext:value-type="float">
            <text:p>39.999373</text:p>
          </table:table-cell>
          <table:table-cell office:value-type="float" office:value="-79.587747" calcext:value-type="float">
            <text:p>-79.587747</text:p>
          </table:table-cell>
          <table:table-cell office:value-type="float" office:value="299.3" calcext:value-type="float">
            <text:p>299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6:54Z</text:p>
          </table:table-cell>
          <table:table-cell office:value-type="float" office:value="39.999336" calcext:value-type="float">
            <text:p>39.999336</text:p>
          </table:table-cell>
          <table:table-cell office:value-type="float" office:value="-79.587805" calcext:value-type="float">
            <text:p>-79.587805</text:p>
          </table:table-cell>
          <table:table-cell office:value-type="float" office:value="299.3" calcext:value-type="float">
            <text:p>299.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6:59Z</text:p>
          </table:table-cell>
          <table:table-cell office:value-type="float" office:value="39.999299" calcext:value-type="float">
            <text:p>39.999299</text:p>
          </table:table-cell>
          <table:table-cell office:value-type="float" office:value="-79.587862" calcext:value-type="float">
            <text:p>-79.587862</text:p>
          </table:table-cell>
          <table:table-cell office:value-type="float" office:value="299.2" calcext:value-type="float">
            <text:p>299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7:04Z</text:p>
          </table:table-cell>
          <table:table-cell office:value-type="float" office:value="39.999262" calcext:value-type="float">
            <text:p>39.999262</text:p>
          </table:table-cell>
          <table:table-cell office:value-type="float" office:value="-79.58792" calcext:value-type="float">
            <text:p>-79.58792</text:p>
          </table:table-cell>
          <table:table-cell office:value-type="float" office:value="299.2" calcext:value-type="float">
            <text:p>299.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7:09Z</text:p>
          </table:table-cell>
          <table:table-cell office:value-type="float" office:value="39.999225" calcext:value-type="float">
            <text:p>39.999225</text:p>
          </table:table-cell>
          <table:table-cell office:value-type="float" office:value="-79.587977" calcext:value-type="float">
            <text:p>-79.587977</text:p>
          </table:table-cell>
          <table:table-cell office:value-type="float" office:value="299.1" calcext:value-type="float">
            <text:p>299.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7:14Z</text:p>
          </table:table-cell>
          <table:table-cell office:value-type="float" office:value="39.999188" calcext:value-type="float">
            <text:p>39.999188</text:p>
          </table:table-cell>
          <table:table-cell office:value-type="float" office:value="-79.588034" calcext:value-type="float">
            <text:p>-79.588034</text:p>
          </table:table-cell>
          <table:table-cell office:value-type="float" office:value="299" calcext:value-type="float">
            <text:p>29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7:19Z</text:p>
          </table:table-cell>
          <table:table-cell office:value-type="float" office:value="39.999151" calcext:value-type="float">
            <text:p>39.999151</text:p>
          </table:table-cell>
          <table:table-cell office:value-type="float" office:value="-79.588092" calcext:value-type="float">
            <text:p>-79.588092</text:p>
          </table:table-cell>
          <table:table-cell office:value-type="float" office:value="298.8" calcext:value-type="float">
            <text:p>298.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7:26Z</text:p>
          </table:table-cell>
          <table:table-cell office:value-type="float" office:value="39.999114" calcext:value-type="float">
            <text:p>39.999114</text:p>
          </table:table-cell>
          <table:table-cell office:value-type="float" office:value="-79.588149" calcext:value-type="float">
            <text:p>-79.588149</text:p>
          </table:table-cell>
          <table:table-cell office:value-type="float" office:value="298.7" calcext:value-type="float">
            <text:p>298.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8-07-29T11:07:36Z</text:p>
          </table:table-cell>
          <table:table-cell office:value-type="float" office:value="39.999077" calcext:value-type="float">
            <text:p>39.999077</text:p>
          </table:table-cell>
          <table:table-cell office:value-type="float" office:value="-79.588207" calcext:value-type="float">
            <text:p>-79.588207</text:p>
          </table:table-cell>
          <table:table-cell office:value-type="float" office:value="298.6" calcext:value-type="float">
            <text:p>298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7:36Z</text:p>
          </table:table-cell>
          <table:table-cell office:value-type="float" office:value="39.99904" calcext:value-type="float">
            <text:p>39.99904</text:p>
          </table:table-cell>
          <table:table-cell office:value-type="float" office:value="-79.588264" calcext:value-type="float">
            <text:p>-79.588264</text:p>
          </table:table-cell>
          <table:table-cell office:value-type="float" office:value="298.4" calcext:value-type="float">
            <text:p>298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7:41Z</text:p>
          </table:table-cell>
          <table:table-cell office:value-type="float" office:value="39.999023" calcext:value-type="float">
            <text:p>39.999023</text:p>
          </table:table-cell>
          <table:table-cell office:value-type="float" office:value="-79.58834" calcext:value-type="float">
            <text:p>-79.58834</text:p>
          </table:table-cell>
          <table:table-cell office:value-type="float" office:value="298.3" calcext:value-type="float">
            <text:p>298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7:46Z</text:p>
          </table:table-cell>
          <table:table-cell office:value-type="float" office:value="39.999016" calcext:value-type="float">
            <text:p>39.999016</text:p>
          </table:table-cell>
          <table:table-cell office:value-type="float" office:value="-79.58841" calcext:value-type="float">
            <text:p>-79.58841</text:p>
          </table:table-cell>
          <table:table-cell office:value-type="float" office:value="297.8" calcext:value-type="float">
            <text:p>297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7:56Z</text:p>
          </table:table-cell>
          <table:table-cell office:value-type="float" office:value="39.9991" calcext:value-type="float">
            <text:p>39.9991</text:p>
          </table:table-cell>
          <table:table-cell office:value-type="float" office:value="-79.58847" calcext:value-type="float">
            <text:p>-79.58847</text:p>
          </table:table-cell>
          <table:table-cell office:value-type="float" office:value="297.4" calcext:value-type="float">
            <text:p>297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8:01Z</text:p>
          </table:table-cell>
          <table:table-cell office:value-type="float" office:value="39.999146" calcext:value-type="float">
            <text:p>39.999146</text:p>
          </table:table-cell>
          <table:table-cell office:value-type="float" office:value="-79.588486" calcext:value-type="float">
            <text:p>-79.588486</text:p>
          </table:table-cell>
          <table:table-cell office:value-type="float" office:value="297.3" calcext:value-type="float">
            <text:p>297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8:06Z</text:p>
          </table:table-cell>
          <table:table-cell office:value-type="float" office:value="39.99919" calcext:value-type="float">
            <text:p>39.99919</text:p>
          </table:table-cell>
          <table:table-cell office:value-type="float" office:value="-79.588524" calcext:value-type="float">
            <text:p>-79.588524</text:p>
          </table:table-cell>
          <table:table-cell office:value-type="float" office:value="297.1" calcext:value-type="float">
            <text:p>297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8:11Z</text:p>
          </table:table-cell>
          <table:table-cell office:value-type="float" office:value="39.999245" calcext:value-type="float">
            <text:p>39.999245</text:p>
          </table:table-cell>
          <table:table-cell office:value-type="float" office:value="-79.58858" calcext:value-type="float">
            <text:p>-79.58858</text:p>
          </table:table-cell>
          <table:table-cell office:value-type="float" office:value="296.9" calcext:value-type="float">
            <text:p>296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8:20Z</text:p>
          </table:table-cell>
          <table:table-cell office:value-type="float" office:value="39.999332" calcext:value-type="float">
            <text:p>39.999332</text:p>
          </table:table-cell>
          <table:table-cell office:value-type="float" office:value="-79.58862" calcext:value-type="float">
            <text:p>-79.58862</text:p>
          </table:table-cell>
          <table:table-cell office:value-type="float" office:value="296.6" calcext:value-type="float">
            <text:p>296.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8:25Z</text:p>
          </table:table-cell>
          <table:table-cell office:value-type="float" office:value="39.99941" calcext:value-type="float">
            <text:p>39.99941</text:p>
          </table:table-cell>
          <table:table-cell office:value-type="float" office:value="-79.58868" calcext:value-type="float">
            <text:p>-79.58868</text:p>
          </table:table-cell>
          <table:table-cell office:value-type="float" office:value="296.4" calcext:value-type="float">
            <text:p>296.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8:30Z</text:p>
          </table:table-cell>
          <table:table-cell office:value-type="float" office:value="39.99946" calcext:value-type="float">
            <text:p>39.99946</text:p>
          </table:table-cell>
          <table:table-cell office:value-type="float" office:value="-79.58874" calcext:value-type="float">
            <text:p>-79.58874</text:p>
          </table:table-cell>
          <table:table-cell office:value-type="float" office:value="296.3" calcext:value-type="float">
            <text:p>296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8:35Z</text:p>
          </table:table-cell>
          <table:table-cell office:value-type="float" office:value="39.9995" calcext:value-type="float">
            <text:p>39.9995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96.3" calcext:value-type="float">
            <text:p>296.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08:36Z</text:p>
          </table:table-cell>
          <table:table-cell office:value-type="float" office:value="39.9995" calcext:value-type="float">
            <text:p>39.9995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96.3" calcext:value-type="float">
            <text:p>296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8:40Z</text:p>
          </table:table-cell>
          <table:table-cell office:value-type="float" office:value="39.999554" calcext:value-type="float">
            <text:p>39.999554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96.2" calcext:value-type="float">
            <text:p>296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8:45Z</text:p>
          </table:table-cell>
          <table:table-cell office:value-type="float" office:value="39.999622" calcext:value-type="float">
            <text:p>39.999622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6.1" calcext:value-type="float">
            <text:p>296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8:50Z</text:p>
          </table:table-cell>
          <table:table-cell office:value-type="float" office:value="39.99968" calcext:value-type="float">
            <text:p>39.99968</text:p>
          </table:table-cell>
          <table:table-cell office:value-type="float" office:value="-79.58889" calcext:value-type="float">
            <text:p>-79.58889</text:p>
          </table:table-cell>
          <table:table-cell office:value-type="float" office:value="296" calcext:value-type="float">
            <text:p>29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9:00Z</text:p>
          </table:table-cell>
          <table:table-cell office:value-type="float" office:value="39.999775" calcext:value-type="float">
            <text:p>39.999775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5.8" calcext:value-type="float">
            <text:p>295.8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9:06Z</text:p>
          </table:table-cell>
          <table:table-cell office:value-type="float" office:value="39.999836" calcext:value-type="float">
            <text:p>39.999836</text:p>
          </table:table-cell>
          <table:table-cell office:value-type="float" office:value="-79.58901" calcext:value-type="float">
            <text:p>-79.58901</text:p>
          </table:table-cell>
          <table:table-cell office:value-type="float" office:value="295.7" calcext:value-type="float">
            <text:p>295.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9:11Z</text:p>
          </table:table-cell>
          <table:table-cell office:value-type="float" office:value="39.9999" calcext:value-type="float">
            <text:p>39.9999</text:p>
          </table:table-cell>
          <table:table-cell office:value-type="float" office:value="-79.58905" calcext:value-type="float">
            <text:p>-79.58905</text:p>
          </table:table-cell>
          <table:table-cell office:value-type="float" office:value="295.6" calcext:value-type="float">
            <text:p>295.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9:16Z</text:p>
          </table:table-cell>
          <table:table-cell office:value-type="float" office:value="39.999977" calcext:value-type="float">
            <text:p>39.999977</text:p>
          </table:table-cell>
          <table:table-cell office:value-type="float" office:value="-79.589134" calcext:value-type="float">
            <text:p>-79.589134</text:p>
          </table:table-cell>
          <table:table-cell office:value-type="float" office:value="295.4" calcext:value-type="float">
            <text:p>295.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9:21Z</text:p>
          </table:table-cell>
          <table:table-cell office:value-type="float" office:value="40.000053" calcext:value-type="float">
            <text:p>40.000053</text:p>
          </table:table-cell>
          <table:table-cell office:value-type="float" office:value="-79.58921" calcext:value-type="float">
            <text:p>-79.58921</text:p>
          </table:table-cell>
          <table:table-cell office:value-type="float" office:value="295.3" calcext:value-type="float">
            <text:p>295.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9:26Z</text:p>
          </table:table-cell>
          <table:table-cell office:value-type="float" office:value="40.00012" calcext:value-type="float">
            <text:p>40.00012</text:p>
          </table:table-cell>
          <table:table-cell office:value-type="float" office:value="-79.58927" calcext:value-type="float">
            <text:p>-79.58927</text:p>
          </table:table-cell>
          <table:table-cell office:value-type="float" office:value="295.2" calcext:value-type="float">
            <text:p>295.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9:31Z</text:p>
          </table:table-cell>
          <table:table-cell office:value-type="float" office:value="40.000187" calcext:value-type="float">
            <text:p>40.000187</text:p>
          </table:table-cell>
          <table:table-cell office:value-type="float" office:value="-79.58929" calcext:value-type="float">
            <text:p>-79.58929</text:p>
          </table:table-cell>
          <table:table-cell office:value-type="float" office:value="295.1" calcext:value-type="float">
            <text:p>295.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9:36Z</text:p>
          </table:table-cell>
          <table:table-cell office:value-type="float" office:value="40.000248" calcext:value-type="float">
            <text:p>40.000248</text:p>
          </table:table-cell>
          <table:table-cell office:value-type="float" office:value="-79.589294" calcext:value-type="float">
            <text:p>-79.589294</text:p>
          </table:table-cell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2018-07-29T11:09:36Z</text:p>
          </table:table-cell>
          <table:table-cell office:value-type="float" office:value="40.000248" calcext:value-type="float">
            <text:p>40.000248</text:p>
          </table:table-cell>
          <table:table-cell office:value-type="float" office:value="-79.589294" calcext:value-type="float">
            <text:p>-79.589294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9:41Z</text:p>
          </table:table-cell>
          <table:table-cell office:value-type="float" office:value="40.000298" calcext:value-type="float">
            <text:p>40.000298</text:p>
          </table:table-cell>
          <table:table-cell office:value-type="float" office:value="-79.58931" calcext:value-type="float">
            <text:p>-79.58931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9:46Z</text:p>
          </table:table-cell>
          <table:table-cell office:value-type="float" office:value="40.00035" calcext:value-type="float">
            <text:p>40.00035</text:p>
          </table:table-cell>
          <table:table-cell office:value-type="float" office:value="-79.58929" calcext:value-type="float">
            <text:p>-79.58929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09:51Z</text:p>
          </table:table-cell>
          <table:table-cell office:value-type="float" office:value="40.00041" calcext:value-type="float">
            <text:p>40.00041</text:p>
          </table:table-cell>
          <table:table-cell office:value-type="float" office:value="-79.589264" calcext:value-type="float">
            <text:p>-79.589264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10:01Z</text:p>
          </table:table-cell>
          <table:table-cell office:value-type="float" office:value="40.000534" calcext:value-type="float">
            <text:p>40.000534</text:p>
          </table:table-cell>
          <table:table-cell office:value-type="float" office:value="-79.5892" calcext:value-type="float">
            <text:p>-79.5892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10:06Z</text:p>
          </table:table-cell>
          <table:table-cell office:value-type="float" office:value="40.000603" calcext:value-type="float">
            <text:p>40.000603</text:p>
          </table:table-cell>
          <table:table-cell office:value-type="float" office:value="-79.58917" calcext:value-type="float">
            <text:p>-79.58917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10:14Z</text:p>
          </table:table-cell>
          <table:table-cell office:value-type="float" office:value="40.000668" calcext:value-type="float">
            <text:p>40.000668</text:p>
          </table:table-cell>
          <table:table-cell office:value-type="float" office:value="-79.58918" calcext:value-type="float">
            <text:p>-79.58918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10:19Z</text:p>
          </table:table-cell>
          <table:table-cell office:value-type="float" office:value="40.000744" calcext:value-type="float">
            <text:p>40.000744</text:p>
          </table:table-cell>
          <table:table-cell office:value-type="float" office:value="-79.58916" calcext:value-type="float">
            <text:p>-79.58916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10:24Z</text:p>
          </table:table-cell>
          <table:table-cell office:value-type="float" office:value="40.00082" calcext:value-type="float">
            <text:p>40.00082</text:p>
          </table:table-cell>
          <table:table-cell office:value-type="float" office:value="-79.58915" calcext:value-type="float">
            <text:p>-79.58915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10:29Z</text:p>
          </table:table-cell>
          <table:table-cell office:value-type="float" office:value="40.00082" calcext:value-type="float">
            <text:p>40.00082</text:p>
          </table:table-cell>
          <table:table-cell office:value-type="float" office:value="-79.58915" calcext:value-type="float">
            <text:p>-79.58915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10:34Z</text:p>
          </table:table-cell>
          <table:table-cell office:value-type="float" office:value="40.000923" calcext:value-type="float">
            <text:p>40.000923</text:p>
          </table:table-cell>
          <table:table-cell office:value-type="float" office:value="-79.58908" calcext:value-type="float">
            <text:p>-79.58908</text:p>
          </table:table-cell>
          <table:table-cell office:value-type="float" office:value="295" calcext:value-type="float">
            <text:p>29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8-07-29T11:10:36Z</text:p>
          </table:table-cell>
          <table:table-cell office:value-type="float" office:value="40.000923" calcext:value-type="float">
            <text:p>40.000923</text:p>
          </table:table-cell>
          <table:table-cell office:value-type="float" office:value="-79.58908" calcext:value-type="float">
            <text:p>-79.58908</text:p>
          </table:table-cell>
          <table:table-cell office:value-type="float" office:value="295" calcext:value-type="float">
            <text:p>2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10:39Z</text:p>
          </table:table-cell>
          <table:table-cell office:value-type="float" office:value="40.000923" calcext:value-type="float">
            <text:p>40.000923</text:p>
          </table:table-cell>
          <table:table-cell office:value-type="float" office:value="-79.58908" calcext:value-type="float">
            <text:p>-79.58908</text:p>
          </table:table-cell>
          <table:table-cell office:value-type="float" office:value="295" calcext:value-type="float">
            <text:p>2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10:43Z</text:p>
          </table:table-cell>
          <table:table-cell office:value-type="float" office:value="40.000996" calcext:value-type="float">
            <text:p>40.000996</text:p>
          </table:table-cell>
          <table:table-cell office:value-type="float" office:value="-79.589" calcext:value-type="float">
            <text:p>-79.589</text:p>
          </table:table-cell>
          <table:table-cell office:value-type="float" office:value="294.7" calcext:value-type="float">
            <text:p>294.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10:48Z</text:p>
          </table:table-cell>
          <table:table-cell office:value-type="float" office:value="40.001026" calcext:value-type="float">
            <text:p>40.001026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4.8" calcext:value-type="float">
            <text:p>294.8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10:58Z</text:p>
          </table:table-cell>
          <table:table-cell office:value-type="float" office:value="40.00106" calcext:value-type="float">
            <text:p>40.00106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4.9" calcext:value-type="float">
            <text:p>294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11:03Z</text:p>
          </table:table-cell>
          <table:table-cell office:value-type="float" office:value="40.001087" calcext:value-type="float">
            <text:p>40.001087</text:p>
          </table:table-cell>
          <table:table-cell office:value-type="float" office:value="-79.58874" calcext:value-type="float">
            <text:p>-79.58874</text:p>
          </table:table-cell>
          <table:table-cell office:value-type="float" office:value="295" calcext:value-type="float">
            <text:p>29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11:18Z</text:p>
          </table:table-cell>
          <table:table-cell office:value-type="float" office:value="40.00113" calcext:value-type="float">
            <text:p>40.00113</text:p>
          </table:table-cell>
          <table:table-cell office:value-type="float" office:value="-79.58878" calcext:value-type="float">
            <text:p>-79.58878</text:p>
          </table:table-cell>
          <table:table-cell office:value-type="float" office:value="295.2" calcext:value-type="float">
            <text:p>295.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11:51Z</text:p>
          </table:table-cell>
          <table:table-cell office:value-type="float" office:value="40.00115" calcext:value-type="float">
            <text:p>40.00115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4.9" calcext:value-type="float">
            <text:p>294.9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8-07-29T11:11:56Z</text:p>
          </table:table-cell>
          <table:table-cell office:value-type="float" office:value="40.00115" calcext:value-type="float">
            <text:p>40.00115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5" calcext:value-type="float">
            <text:p>29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2:01Z</text:p>
          </table:table-cell>
          <table:table-cell office:value-type="float" office:value="40.001183" calcext:value-type="float">
            <text:p>40.001183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5.1" calcext:value-type="float">
            <text:p>295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2:11Z</text:p>
          </table:table-cell>
          <table:table-cell office:value-type="float" office:value="40.001232" calcext:value-type="float">
            <text:p>40.001232</text:p>
          </table:table-cell>
          <table:table-cell office:value-type="float" office:value="-79.58893" calcext:value-type="float">
            <text:p>-79.58893</text:p>
          </table:table-cell>
          <table:table-cell office:value-type="float" office:value="294.8" calcext:value-type="float">
            <text:p>294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2:16Z</text:p>
          </table:table-cell>
          <table:table-cell office:value-type="float" office:value="40.00131" calcext:value-type="float">
            <text:p>40.00131</text:p>
          </table:table-cell>
          <table:table-cell office:value-type="float" office:value="-79.58898" calcext:value-type="float">
            <text:p>-79.58898</text:p>
          </table:table-cell>
          <table:table-cell office:value-type="float" office:value="294.7" calcext:value-type="float">
            <text:p>294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2:26Z</text:p>
          </table:table-cell>
          <table:table-cell office:value-type="float" office:value="40.001434" calcext:value-type="float">
            <text:p>40.001434</text:p>
          </table:table-cell>
          <table:table-cell office:value-type="float" office:value="-79.58899" calcext:value-type="float">
            <text:p>-79.58899</text:p>
          </table:table-cell>
          <table:table-cell office:value-type="float" office:value="295" calcext:value-type="float">
            <text:p>29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2:31Z</text:p>
          </table:table-cell>
          <table:table-cell office:value-type="float" office:value="40.00148" calcext:value-type="float">
            <text:p>40.00148</text:p>
          </table:table-cell>
          <table:table-cell office:value-type="float" office:value="-79.588974" calcext:value-type="float">
            <text:p>-79.588974</text:p>
          </table:table-cell>
          <table:table-cell office:value-type="float" office:value="294.7" calcext:value-type="float">
            <text:p>294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2:36Z</text:p>
          </table:table-cell>
          <table:table-cell office:value-type="float" office:value="40.001556" calcext:value-type="float">
            <text:p>40.001556</text:p>
          </table:table-cell>
          <table:table-cell office:value-type="float" office:value="-79.58896" calcext:value-type="float">
            <text:p>-79.58896</text:p>
          </table:table-cell>
          <table:table-cell office:value-type="float" office:value="294.8" calcext:value-type="float">
            <text:p>294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2:41Z</text:p>
          </table:table-cell>
          <table:table-cell office:value-type="float" office:value="40.00161" calcext:value-type="float">
            <text:p>40.00161</text:p>
          </table:table-cell>
          <table:table-cell office:value-type="float" office:value="-79.588936" calcext:value-type="float">
            <text:p>-79.588936</text:p>
          </table:table-cell>
          <table:table-cell office:value-type="float" office:value="294.9" calcext:value-type="float">
            <text:p>294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2:51Z</text:p>
          </table:table-cell>
          <table:table-cell office:value-type="float" office:value="40.001698" calcext:value-type="float">
            <text:p>40.001698</text:p>
          </table:table-cell>
          <table:table-cell office:value-type="float" office:value="-79.58892" calcext:value-type="float">
            <text:p>-79.58892</text:p>
          </table:table-cell>
          <table:table-cell office:value-type="float" office:value="295" calcext:value-type="float">
            <text:p>29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2:56Z</text:p>
          </table:table-cell>
          <table:table-cell office:value-type="float" office:value="40.001774" calcext:value-type="float">
            <text:p>40.001774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5" calcext:value-type="float">
            <text:p>29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2:56Z</text:p>
          </table:table-cell>
          <table:table-cell office:value-type="float" office:value="40.001774" calcext:value-type="float">
            <text:p>40.001774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13:01Z</text:p>
          </table:table-cell>
          <table:table-cell office:value-type="float" office:value="40.001774" calcext:value-type="float">
            <text:p>40.001774</text:p>
          </table:table-cell>
          <table:table-cell office:value-type="float" office:value="-79.58891" calcext:value-type="float">
            <text:p>-79.58891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13:06Z</text:p>
          </table:table-cell>
          <table:table-cell office:value-type="float" office:value="40.001877" calcext:value-type="float">
            <text:p>40.001877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13:15Z</text:p>
          </table:table-cell>
          <table:table-cell office:value-type="float" office:value="40.00193" calcext:value-type="float">
            <text:p>40.00193</text:p>
          </table:table-cell>
          <table:table-cell office:value-type="float" office:value="-79.58887" calcext:value-type="float">
            <text:p>-79.58887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13:20Z</text:p>
          </table:table-cell>
          <table:table-cell office:value-type="float" office:value="40.002" calcext:value-type="float">
            <text:p>40.002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13:25Z</text:p>
          </table:table-cell>
          <table:table-cell office:value-type="float" office:value="40.002083" calcext:value-type="float">
            <text:p>40.002083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13:30Z</text:p>
          </table:table-cell>
          <table:table-cell office:value-type="float" office:value="40.00214" calcext:value-type="float">
            <text:p>40.00214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5" calcext:value-type="float">
            <text:p>29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13:35Z</text:p>
          </table:table-cell>
          <table:table-cell office:value-type="float" office:value="40.002224" calcext:value-type="float">
            <text:p>40.002224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5.2" calcext:value-type="float">
            <text:p>295.2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13:40Z</text:p>
          </table:table-cell>
          <table:table-cell office:value-type="float" office:value="40.002293" calcext:value-type="float">
            <text:p>40.002293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5.3" calcext:value-type="float">
            <text:p>295.3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13:45Z</text:p>
          </table:table-cell>
          <table:table-cell office:value-type="float" office:value="40.00238" calcext:value-type="float">
            <text:p>40.00238</text:p>
          </table:table-cell>
          <table:table-cell office:value-type="float" office:value="-79.58878" calcext:value-type="float">
            <text:p>-79.58878</text:p>
          </table:table-cell>
          <table:table-cell office:value-type="float" office:value="295.5" calcext:value-type="float">
            <text:p>295.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13:50Z</text:p>
          </table:table-cell>
          <table:table-cell office:value-type="float" office:value="40.002415" calcext:value-type="float">
            <text:p>40.002415</text:p>
          </table:table-cell>
          <table:table-cell office:value-type="float" office:value="-79.58876" calcext:value-type="float">
            <text:p>-79.58876</text:p>
          </table:table-cell>
          <table:table-cell office:value-type="float" office:value="295.6" calcext:value-type="float">
            <text:p>295.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13:55Z</text:p>
          </table:table-cell>
          <table:table-cell office:value-type="float" office:value="40.002476" calcext:value-type="float">
            <text:p>40.002476</text:p>
          </table:table-cell>
          <table:table-cell office:value-type="float" office:value="-79.58872" calcext:value-type="float">
            <text:p>-79.58872</text:p>
          </table:table-cell>
          <table:table-cell office:value-type="float" office:value="295.8" calcext:value-type="float">
            <text:p>295.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8-07-29T11:13:57Z</text:p>
          </table:table-cell>
          <table:table-cell office:value-type="float" office:value="40.002476" calcext:value-type="float">
            <text:p>40.002476</text:p>
          </table:table-cell>
          <table:table-cell office:value-type="float" office:value="-79.58872" calcext:value-type="float">
            <text:p>-79.58872</text:p>
          </table:table-cell>
          <table:table-cell office:value-type="float" office:value="295.8" calcext:value-type="float">
            <text:p>295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4:00Z</text:p>
          </table:table-cell>
          <table:table-cell office:value-type="float" office:value="40.002476" calcext:value-type="float">
            <text:p>40.002476</text:p>
          </table:table-cell>
          <table:table-cell office:value-type="float" office:value="-79.58872" calcext:value-type="float">
            <text:p>-79.58872</text:p>
          </table:table-cell>
          <table:table-cell office:value-type="float" office:value="295.8" calcext:value-type="float">
            <text:p>295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4:05Z</text:p>
          </table:table-cell>
          <table:table-cell office:value-type="float" office:value="40.002583" calcext:value-type="float">
            <text:p>40.002583</text:p>
          </table:table-cell>
          <table:table-cell office:value-type="float" office:value="-79.5887" calcext:value-type="float">
            <text:p>-79.5887</text:p>
          </table:table-cell>
          <table:table-cell office:value-type="float" office:value="295.9" calcext:value-type="float">
            <text:p>295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4:10Z</text:p>
          </table:table-cell>
          <table:table-cell office:value-type="float" office:value="40.002636" calcext:value-type="float">
            <text:p>40.002636</text:p>
          </table:table-cell>
          <table:table-cell office:value-type="float" office:value="-79.58869" calcext:value-type="float">
            <text:p>-79.58869</text:p>
          </table:table-cell>
          <table:table-cell office:value-type="float" office:value="295.6" calcext:value-type="float">
            <text:p>295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4:15Z</text:p>
          </table:table-cell>
          <table:table-cell office:value-type="float" office:value="40.00269" calcext:value-type="float">
            <text:p>40.00269</text:p>
          </table:table-cell>
          <table:table-cell office:value-type="float" office:value="-79.58871" calcext:value-type="float">
            <text:p>-79.58871</text:p>
          </table:table-cell>
          <table:table-cell office:value-type="float" office:value="295.3" calcext:value-type="float">
            <text:p>295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4:25Z</text:p>
          </table:table-cell>
          <table:table-cell office:value-type="float" office:value="40.002766" calcext:value-type="float">
            <text:p>40.002766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5.3" calcext:value-type="float">
            <text:p>295.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4:35Z</text:p>
          </table:table-cell>
          <table:table-cell office:value-type="float" office:value="40.00289" calcext:value-type="float">
            <text:p>40.00289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5.1" calcext:value-type="float">
            <text:p>295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4:40Z</text:p>
          </table:table-cell>
          <table:table-cell office:value-type="float" office:value="40.002975" calcext:value-type="float">
            <text:p>40.002975</text:p>
          </table:table-cell>
          <table:table-cell office:value-type="float" office:value="-79.58885" calcext:value-type="float">
            <text:p>-79.58885</text:p>
          </table:table-cell>
          <table:table-cell office:value-type="float" office:value="295" calcext:value-type="float">
            <text:p>29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4:45Z</text:p>
          </table:table-cell>
          <table:table-cell office:value-type="float" office:value="40.00304" calcext:value-type="float">
            <text:p>40.00304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5" calcext:value-type="float">
            <text:p>29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4:50Z</text:p>
          </table:table-cell>
          <table:table-cell office:value-type="float" office:value="40.003105" calcext:value-type="float">
            <text:p>40.003105</text:p>
          </table:table-cell>
          <table:table-cell office:value-type="float" office:value="-79.58886" calcext:value-type="float">
            <text:p>-79.58886</text:p>
          </table:table-cell>
          <table:table-cell office:value-type="float" office:value="295" calcext:value-type="float">
            <text:p>29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4:55Z</text:p>
          </table:table-cell>
          <table:table-cell office:value-type="float" office:value="40.00316" calcext:value-type="float">
            <text:p>40.00316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4.9" calcext:value-type="float">
            <text:p>294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4:57Z</text:p>
          </table:table-cell>
          <table:table-cell office:value-type="float" office:value="40.00316" calcext:value-type="float">
            <text:p>40.00316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4.9" calcext:value-type="float">
            <text:p>294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5:00Z</text:p>
          </table:table-cell>
          <table:table-cell office:value-type="float" office:value="40.003212" calcext:value-type="float">
            <text:p>40.003212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4.8" calcext:value-type="float">
            <text:p>294.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5:11Z</text:p>
          </table:table-cell>
          <table:table-cell office:value-type="float" office:value="40.003326" calcext:value-type="float">
            <text:p>40.003326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94.6" calcext:value-type="float">
            <text:p>294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5:16Z</text:p>
          </table:table-cell>
          <table:table-cell office:value-type="float" office:value="40.003387" calcext:value-type="float">
            <text:p>40.003387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4.5" calcext:value-type="float">
            <text:p>294.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5:21Z</text:p>
          </table:table-cell>
          <table:table-cell office:value-type="float" office:value="40.003475" calcext:value-type="float">
            <text:p>40.003475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94.4" calcext:value-type="float">
            <text:p>294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5:31Z</text:p>
          </table:table-cell>
          <table:table-cell office:value-type="float" office:value="40.003586" calcext:value-type="float">
            <text:p>40.003586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94.2" calcext:value-type="float">
            <text:p>294.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5:36Z</text:p>
          </table:table-cell>
          <table:table-cell office:value-type="float" office:value="40.00367" calcext:value-type="float">
            <text:p>40.00367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3.9" calcext:value-type="float">
            <text:p>293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5:43Z</text:p>
          </table:table-cell>
          <table:table-cell office:value-type="float" office:value="40.003757" calcext:value-type="float">
            <text:p>40.003757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3.4" calcext:value-type="float">
            <text:p>293.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5:48Z</text:p>
          </table:table-cell>
          <table:table-cell office:value-type="float" office:value="40.003834" calcext:value-type="float">
            <text:p>40.003834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3" calcext:value-type="float">
            <text:p>29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5:55Z</text:p>
          </table:table-cell>
          <table:table-cell office:value-type="float" office:value="40.0039" calcext:value-type="float">
            <text:p>40.0039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5" calcext:value-type="float">
            <text:p>292.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5:56Z</text:p>
          </table:table-cell>
          <table:table-cell office:value-type="float" office:value="40.0039" calcext:value-type="float">
            <text:p>40.0039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5" calcext:value-type="float">
            <text:p>292.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5:57Z</text:p>
          </table:table-cell>
          <table:table-cell office:value-type="float" office:value="40.0039" calcext:value-type="float">
            <text:p>40.0039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92.5" calcext:value-type="float">
            <text:p>292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6:00Z</text:p>
          </table:table-cell>
          <table:table-cell office:value-type="float" office:value="40.00396" calcext:value-type="float">
            <text:p>40.00396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2.1" calcext:value-type="float">
            <text:p>292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6:03Z</text:p>
          </table:table-cell>
          <table:table-cell office:value-type="float" office:value="40.004028" calcext:value-type="float">
            <text:p>40.004028</text:p>
          </table:table-cell>
          <table:table-cell office:value-type="float" office:value="-79.588821" calcext:value-type="float">
            <text:p>-79.588821</text:p>
          </table:table-cell>
          <table:table-cell office:value-type="float" office:value="291.8" calcext:value-type="float">
            <text:p>291.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6:08Z</text:p>
          </table:table-cell>
          <table:table-cell office:value-type="float" office:value="40.004095" calcext:value-type="float">
            <text:p>40.004095</text:p>
          </table:table-cell>
          <table:table-cell office:value-type="float" office:value="-79.588822" calcext:value-type="float">
            <text:p>-79.588822</text:p>
          </table:table-cell>
          <table:table-cell office:value-type="float" office:value="291.5" calcext:value-type="float">
            <text:p>291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6:14Z</text:p>
          </table:table-cell>
          <table:table-cell office:value-type="float" office:value="40.004163" calcext:value-type="float">
            <text:p>40.004163</text:p>
          </table:table-cell>
          <table:table-cell office:value-type="float" office:value="-79.588823" calcext:value-type="float">
            <text:p>-79.588823</text:p>
          </table:table-cell>
          <table:table-cell office:value-type="float" office:value="291.1" calcext:value-type="float">
            <text:p>291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6:20Z</text:p>
          </table:table-cell>
          <table:table-cell office:value-type="float" office:value="40.00423" calcext:value-type="float">
            <text:p>40.00423</text:p>
          </table:table-cell>
          <table:table-cell office:value-type="float" office:value="-79.588824" calcext:value-type="float">
            <text:p>-79.588824</text:p>
          </table:table-cell>
          <table:table-cell office:value-type="float" office:value="290.6" calcext:value-type="float">
            <text:p>290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6:25Z</text:p>
          </table:table-cell>
          <table:table-cell office:value-type="float" office:value="40.004298" calcext:value-type="float">
            <text:p>40.004298</text:p>
          </table:table-cell>
          <table:table-cell office:value-type="float" office:value="-79.588825" calcext:value-type="float">
            <text:p>-79.588825</text:p>
          </table:table-cell>
          <table:table-cell office:value-type="float" office:value="290.1" calcext:value-type="float">
            <text:p>290.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6:30Z</text:p>
          </table:table-cell>
          <table:table-cell office:value-type="float" office:value="40.004365" calcext:value-type="float">
            <text:p>40.004365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89.6" calcext:value-type="float">
            <text:p>289.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6:40Z</text:p>
          </table:table-cell>
          <table:table-cell office:value-type="float" office:value="40.004433" calcext:value-type="float">
            <text:p>40.004433</text:p>
          </table:table-cell>
          <table:table-cell office:value-type="float" office:value="-79.588827" calcext:value-type="float">
            <text:p>-79.588827</text:p>
          </table:table-cell>
          <table:table-cell office:value-type="float" office:value="289.2" calcext:value-type="float">
            <text:p>289.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6:48Z</text:p>
          </table:table-cell>
          <table:table-cell office:value-type="float" office:value="40.0045" calcext:value-type="float">
            <text:p>40.0045</text:p>
          </table:table-cell>
          <table:table-cell office:value-type="float" office:value="-79.588828" calcext:value-type="float">
            <text:p>-79.588828</text:p>
          </table:table-cell>
          <table:table-cell office:value-type="float" office:value="288.9" calcext:value-type="float">
            <text:p>288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8-07-29T11:16:57Z</text:p>
          </table:table-cell>
          <table:table-cell office:value-type="float" office:value="40.004568" calcext:value-type="float">
            <text:p>40.004568</text:p>
          </table:table-cell>
          <table:table-cell office:value-type="float" office:value="-79.588829" calcext:value-type="float">
            <text:p>-79.588829</text:p>
          </table:table-cell>
          <table:table-cell office:value-type="float" office:value="288.7" calcext:value-type="float">
            <text:p>288.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16:57Z</text:p>
          </table:table-cell>
          <table:table-cell office:value-type="float" office:value="40.004635" calcext:value-type="float">
            <text:p>40.004635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88.5" calcext:value-type="float">
            <text:p>288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17:07Z</text:p>
          </table:table-cell>
          <table:table-cell office:value-type="float" office:value="40.004745" calcext:value-type="float">
            <text:p>40.004745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8.3" calcext:value-type="float">
            <text:p>288.3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17:12Z</text:p>
          </table:table-cell>
          <table:table-cell office:value-type="float" office:value="40.004833" calcext:value-type="float">
            <text:p>40.004833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8.1" calcext:value-type="float">
            <text:p>288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17:17Z</text:p>
          </table:table-cell>
          <table:table-cell office:value-type="float" office:value="40.004833" calcext:value-type="float">
            <text:p>40.004833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8.1" calcext:value-type="float">
            <text:p>288.1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17:22Z</text:p>
          </table:table-cell>
          <table:table-cell office:value-type="float" office:value="40.004944" calcext:value-type="float">
            <text:p>40.004944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8" calcext:value-type="float">
            <text:p>28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17:27Z</text:p>
          </table:table-cell>
          <table:table-cell office:value-type="float" office:value="40.00503" calcext:value-type="float">
            <text:p>40.00503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88" calcext:value-type="float">
            <text:p>288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17:32Z</text:p>
          </table:table-cell>
          <table:table-cell office:value-type="float" office:value="40.005127" calcext:value-type="float">
            <text:p>40.005127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87.9" calcext:value-type="float">
            <text:p>287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17:32Z</text:p>
          </table:table-cell>
          <table:table-cell office:value-type="float" office:value="40.005127" calcext:value-type="float">
            <text:p>40.005127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87.9" calcext:value-type="float">
            <text:p>287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17:42Z</text:p>
          </table:table-cell>
          <table:table-cell office:value-type="float" office:value="40.005254" calcext:value-type="float">
            <text:p>40.005254</text:p>
          </table:table-cell>
          <table:table-cell office:value-type="float" office:value="-79.588828" calcext:value-type="float">
            <text:p>-79.588828</text:p>
          </table:table-cell>
          <table:table-cell office:value-type="float" office:value="287.9" calcext:value-type="float">
            <text:p>287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17:47Z</text:p>
          </table:table-cell>
          <table:table-cell office:value-type="float" office:value="40.005288" calcext:value-type="float">
            <text:p>40.005288</text:p>
          </table:table-cell>
          <table:table-cell office:value-type="float" office:value="-79.588826" calcext:value-type="float">
            <text:p>-79.588826</text:p>
          </table:table-cell>
          <table:table-cell office:value-type="float" office:value="287.9" calcext:value-type="float">
            <text:p>287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17:52Z</text:p>
          </table:table-cell>
          <table:table-cell office:value-type="float" office:value="40.005322" calcext:value-type="float">
            <text:p>40.005322</text:p>
          </table:table-cell>
          <table:table-cell office:value-type="float" office:value="-79.588824" calcext:value-type="float">
            <text:p>-79.588824</text:p>
          </table:table-cell>
          <table:table-cell office:value-type="float" office:value="287.9" calcext:value-type="float">
            <text:p>287.9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8-07-29T11:17:57Z</text:p>
          </table:table-cell>
          <table:table-cell office:value-type="float" office:value="40.005356" calcext:value-type="float">
            <text:p>40.005356</text:p>
          </table:table-cell>
          <table:table-cell office:value-type="float" office:value="-79.588822" calcext:value-type="float">
            <text:p>-79.588822</text:p>
          </table:table-cell>
          <table:table-cell office:value-type="float" office:value="287.9" calcext:value-type="float">
            <text:p>287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7:57Z</text:p>
          </table:table-cell>
          <table:table-cell office:value-type="float" office:value="40.00539" calcext:value-type="float">
            <text:p>40.00539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7.8" calcext:value-type="float">
            <text:p>287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8:02Z</text:p>
          </table:table-cell>
          <table:table-cell office:value-type="float" office:value="40.005466" calcext:value-type="float">
            <text:p>40.005466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87.8" calcext:value-type="float">
            <text:p>287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8:07Z</text:p>
          </table:table-cell>
          <table:table-cell office:value-type="float" office:value="40.005527" calcext:value-type="float">
            <text:p>40.005527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87.8" calcext:value-type="float">
            <text:p>287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8:12Z</text:p>
          </table:table-cell>
          <table:table-cell office:value-type="float" office:value="40.00561" calcext:value-type="float">
            <text:p>40.00561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87.7" calcext:value-type="float">
            <text:p>287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8:22Z</text:p>
          </table:table-cell>
          <table:table-cell office:value-type="float" office:value="40.00569" calcext:value-type="float">
            <text:p>40.00569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87.7" calcext:value-type="float">
            <text:p>287.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8:32Z</text:p>
          </table:table-cell>
          <table:table-cell office:value-type="float" office:value="40.005802" calcext:value-type="float">
            <text:p>40.005802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87.8" calcext:value-type="float">
            <text:p>287.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8:42Z</text:p>
          </table:table-cell>
          <table:table-cell office:value-type="float" office:value="40.00591" calcext:value-type="float">
            <text:p>40.00591</text:p>
          </table:table-cell>
          <table:table-cell office:value-type="float" office:value="-79.588776" calcext:value-type="float">
            <text:p>-79.588776</text:p>
          </table:table-cell>
          <table:table-cell office:value-type="float" office:value="287.9" calcext:value-type="float">
            <text:p>287.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8:47Z</text:p>
          </table:table-cell>
          <table:table-cell office:value-type="float" office:value="40.005974" calcext:value-type="float">
            <text:p>40.005974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88" calcext:value-type="float">
            <text:p>28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8:52Z</text:p>
          </table:table-cell>
          <table:table-cell office:value-type="float" office:value="40.006023" calcext:value-type="float">
            <text:p>40.006023</text:p>
          </table:table-cell>
          <table:table-cell office:value-type="float" office:value="-79.5888" calcext:value-type="float">
            <text:p>-79.5888</text:p>
          </table:table-cell>
          <table:table-cell office:value-type="float" office:value="288" calcext:value-type="float">
            <text:p>28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8:57Z</text:p>
          </table:table-cell>
          <table:table-cell office:value-type="float" office:value="40.00609" calcext:value-type="float">
            <text:p>40.00609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8.1" calcext:value-type="float">
            <text:p>288.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8-07-29T11:18:57Z</text:p>
          </table:table-cell>
          <table:table-cell office:value-type="float" office:value="40.00609" calcext:value-type="float">
            <text:p>40.00609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8.1" calcext:value-type="float">
            <text:p>288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9:02Z</text:p>
          </table:table-cell>
          <table:table-cell office:value-type="float" office:value="40.006145" calcext:value-type="float">
            <text:p>40.006145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8.2" calcext:value-type="float">
            <text:p>288.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9:10Z</text:p>
          </table:table-cell>
          <table:table-cell office:value-type="float" office:value="40.00627" calcext:value-type="float">
            <text:p>40.00627</text:p>
          </table:table-cell>
          <table:table-cell office:value-type="float" office:value="-79.58881" calcext:value-type="float">
            <text:p>-79.58881</text:p>
          </table:table-cell>
          <table:table-cell office:value-type="float" office:value="288.5" calcext:value-type="float">
            <text:p>288.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9:15Z</text:p>
          </table:table-cell>
          <table:table-cell office:value-type="float" office:value="40.00632" calcext:value-type="float">
            <text:p>40.00632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8.6" calcext:value-type="float">
            <text:p>288.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9:20Z</text:p>
          </table:table-cell>
          <table:table-cell office:value-type="float" office:value="40.006382" calcext:value-type="float">
            <text:p>40.006382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88.8" calcext:value-type="float">
            <text:p>288.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9:25Z</text:p>
          </table:table-cell>
          <table:table-cell office:value-type="float" office:value="40.00643" calcext:value-type="float">
            <text:p>40.00643</text:p>
          </table:table-cell>
          <table:table-cell office:value-type="float" office:value="-79.58879" calcext:value-type="float">
            <text:p>-79.58879</text:p>
          </table:table-cell>
          <table:table-cell office:value-type="float" office:value="289.1" calcext:value-type="float">
            <text:p>289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9:35Z</text:p>
          </table:table-cell>
          <table:table-cell office:value-type="float" office:value="40.00656" calcext:value-type="float">
            <text:p>40.00656</text:p>
          </table:table-cell>
          <table:table-cell office:value-type="float" office:value="-79.588806" calcext:value-type="float">
            <text:p>-79.588806</text:p>
          </table:table-cell>
          <table:table-cell office:value-type="float" office:value="290.1" calcext:value-type="float">
            <text:p>290.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9:45Z</text:p>
          </table:table-cell>
          <table:table-cell office:value-type="float" office:value="40.00668" calcext:value-type="float">
            <text:p>40.00668</text:p>
          </table:table-cell>
          <table:table-cell office:value-type="float" office:value="-79.58882" calcext:value-type="float">
            <text:p>-79.58882</text:p>
          </table:table-cell>
          <table:table-cell office:value-type="float" office:value="291" calcext:value-type="float">
            <text:p>29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9:50Z</text:p>
          </table:table-cell>
          <table:table-cell office:value-type="float" office:value="40.006744" calcext:value-type="float">
            <text:p>40.006744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0.9" calcext:value-type="float">
            <text:p>290.9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9:55Z</text:p>
          </table:table-cell>
          <table:table-cell office:value-type="float" office:value="40.00681" calcext:value-type="float">
            <text:p>40.00681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.8" calcext:value-type="float">
            <text:p>290.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8-07-29T11:19:57Z</text:p>
          </table:table-cell>
          <table:table-cell office:value-type="float" office:value="40.00681" calcext:value-type="float">
            <text:p>40.00681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.8" calcext:value-type="float">
            <text:p>290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1:20:00Z</text:p>
          </table:table-cell>
          <table:table-cell office:value-type="float" office:value="40.00681" calcext:value-type="float">
            <text:p>40.00681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.8" calcext:value-type="float">
            <text:p>290.8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1:20:05Z</text:p>
          </table:table-cell>
          <table:table-cell office:value-type="float" office:value="40.00693" calcext:value-type="float">
            <text:p>40.00693</text:p>
          </table:table-cell>
          <table:table-cell office:value-type="float" office:value="-79.588844" calcext:value-type="float">
            <text:p>-79.588844</text:p>
          </table:table-cell>
          <table:table-cell office:value-type="float" office:value="290.7" calcext:value-type="float">
            <text:p>290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1:20:10Z</text:p>
          </table:table-cell>
          <table:table-cell office:value-type="float" office:value="40.006985" calcext:value-type="float">
            <text:p>40.006985</text:p>
          </table:table-cell>
          <table:table-cell office:value-type="float" office:value="-79.58884" calcext:value-type="float">
            <text:p>-79.58884</text:p>
          </table:table-cell>
          <table:table-cell office:value-type="float" office:value="290.7" calcext:value-type="float">
            <text:p>290.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1:20:15Z</text:p>
          </table:table-cell>
          <table:table-cell office:value-type="float" office:value="40.007034" calcext:value-type="float">
            <text:p>40.007034</text:p>
          </table:table-cell>
          <table:table-cell office:value-type="float" office:value="-79.58883" calcext:value-type="float">
            <text:p>-79.58883</text:p>
          </table:table-cell>
          <table:table-cell office:value-type="float" office:value="290.6" calcext:value-type="float">
            <text:p>290.6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1:20:25Z</text:p>
          </table:table-cell>
          <table:table-cell office:value-type="float" office:value="40.00708" calcext:value-type="float">
            <text:p>40.00708</text:p>
          </table:table-cell>
          <table:table-cell office:value-type="float" office:value="-79.5889" calcext:value-type="float">
            <text:p>-79.5889</text:p>
          </table:table-cell>
          <table:table-cell office:value-type="float" office:value="290.5" calcext:value-type="float">
            <text:p>290.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1:20:51Z</text:p>
          </table:table-cell>
          <table:table-cell office:value-type="float" office:value="40.007114" calcext:value-type="float">
            <text:p>40.007114</text:p>
          </table:table-cell>
          <table:table-cell office:value-type="float" office:value="-79.58904" calcext:value-type="float">
            <text:p>-79.58904</text:p>
          </table:table-cell>
          <table:table-cell office:value-type="float" office:value="290.3" calcext:value-type="float">
            <text:p>290.3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2018-07-29T11:21:32Z</text:p>
          </table:table-cell>
          <table:table-cell office:value-type="float" office:value="40.007107" calcext:value-type="float">
            <text:p>40.007107</text:p>
          </table:table-cell>
          <table:table-cell office:value-type="float" office:value="-79.58902" calcext:value-type="float">
            <text:p>-79.58902</text:p>
          </table:table-cell>
          <table:table-cell office:value-type="float" office:value="290.3" calcext:value-type="float">
            <text:p>290.3</text:p>
          </table:table-cell>
          <table:table-cell office:value-type="float" office:value="119" calcext:value-type="float">
            <text:p>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 style:data-style-name="N2" text:time-value="14:31:03.0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9T14:56:31.237000000</dc:date>
    <meta:editing-duration>PT31M55S</meta:editing-duration>
    <meta:editing-cycles>3</meta:editing-cycles>
    <meta:generator>LibreOffice/5.4.5.1$Windows_X86_64 LibreOffice_project/79c9829dd5d8054ec39a82dc51cd9eff340dbee8</meta:generator>
    <meta:document-statistic meta:table-count="1" meta:cell-count="23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logarithmic="false" chart:minimum="90" chart:maximum="16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8.946cm" svg:height="20.268cm" xlink:href=".." xlink:type="simple" chart:class="chart:line" chart:style-name="ch1">
        <chart:title svg:x="11.202cm" svg:y="0.541cm" chart:style-name="ch2">
          <text:p>2018-07-29 - MAF Walk (partial)</text:p>
        </chart:title>
        <chart:subtitle svg:x="12.974cm" svg:y="1.725cm" chart:style-name="ch3">
          <text:p>Samsung Watch</text:p>
        </chart:subtitle>
        <chart:plot-area chart:style-name="ch4" table:cell-range-address="MAF_walk_watch_hr_Crunch.A2:MAF_walk_watch_hr_Crunch.A470 MAF_walk_watch_hr_Crunch.E1:MAF_walk_watch_hr_Crunch.E470" chart:data-source-has-labels="both" svg:x="1.733cm" svg:y="2.813cm" svg:width="26.635cm" svg:height="15.925cm">
          <chartooo:coordinate-region svg:x="4.307cm" svg:y="2.813cm" svg:width="24.061cm" svg:height="12.764cm"/>
          <chart:axis chart:dimension="x" chart:name="primary-x" chart:style-name="ch5" chartooo:axis-type="auto">
            <chartooo:date-scale/>
            <chart:title svg:x="14.497cm" svg:y="19.143cm" chart:style-name="ch6">
              <text:p>Time</text:p>
            </chart:title>
            <chart:categories table:cell-range-address="MAF_walk_watch_hr_Crunch.A2:MAF_walk_watch_hr_Crunch.A470"/>
          </chart:axis>
          <chart:axis chart:dimension="y" chart:name="primary-y" chart:style-name="ch7">
            <chart:title svg:x="0.451cm" svg:y="11.87cm" chart:style-name="ch8">
              <text:p>Heart Rate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MAF_walk_watch_hr_Crunch.E2:MAF_walk_watch_hr_Crunch.E470" chart:label-cell-address="MAF_walk_watch_hr_Crunch.E1:MAF_walk_watch_hr_Crunch.E1" chart:class="chart:line">
            <chart:data-point chart:repeated="46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rt</text:p>
                <draw:g>
                  <svg:desc>MAF_walk_watch_hr_Crunch.E1:MAF_walk_watch_hr_Crunch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8-07-29T10:39:37Z</text:p>
                <draw:g>
                  <svg:desc>MAF_walk_watch_hr_Crunch.A2:MAF_walk_watch_hr_Crunch.A470</svg:desc>
                </draw:g>
              </table:table-cell>
              <table:table-cell office:value-type="float" office:value="106">
                <text:p>106</text:p>
                <draw:g>
                  <svg:desc>MAF_walk_watch_hr_Crunch.E2:MAF_walk_watch_hr_Crunch.E470</svg:desc>
                </draw:g>
              </table:table-cell>
            </table:table-row>
            <table:table-row>
              <table:table-cell office:value-type="string">
                <text:p>2018-07-29T10:39:3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39:4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39:4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39:52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39:54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39:57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0:04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0:09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0:13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0:18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0:25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0:34Z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2018-07-29T10:40:3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0:3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0:4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0:5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0:5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0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0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1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1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2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2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2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3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1:3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1:4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1:4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1:5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2:0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2:0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2:1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2:1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2:2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2:2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2:3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0:42:3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2:3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2:3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2:40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2:4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2:51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2:55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3:0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3:0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3:13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3:18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3:26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3:3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0:43:35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37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4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51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3:56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4:03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4:1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4:17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4:2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4:27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4:32Z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2018-07-29T10:44:3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4:3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4:47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4:52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4:59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5:04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5:09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5:1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5:2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5:2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5:3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5:3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0:45:3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4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48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53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5:58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6:0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6:1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6:16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6:21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6:26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46:3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3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4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4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5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6:5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7:0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7:1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7:1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7:2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7:2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7:3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47:35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7:36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7:36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7:4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7:49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7:5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7:59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8:0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8:09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8:1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8:19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8:24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8:33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8:38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8:43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8:48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8:58Z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2018-07-29T10:49:02Z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8-07-29T10:49:03Z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8-07-29T10:49:08Z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8-07-29T10:49:13Z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8-07-29T10:49:18Z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8-07-29T10:49:26Z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8-07-29T10:49:32Z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8-07-29T10:49:37Z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8-07-29T10:49:37Z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8-07-29T10:49:42Z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018-07-29T10:49:45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9:47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9:5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49:57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0:02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0:0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0:1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0:1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0:2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0:27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0:3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0:3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0:4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0:4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0:52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0:5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0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0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1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1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2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3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3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4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4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4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1:5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2:0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2:0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2:1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2:2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2:25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2:30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0:52:34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52:35Z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18-07-29T10:52:35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2:4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2:45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2:48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2:5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2:55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3:0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3:05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3:10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3:14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3:19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3:24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3:29Z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018-07-29T10:53:36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38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38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4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5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3:5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0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1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1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2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2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30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35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0:54:35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4:4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4:4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4:45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4:50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4:55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5:0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5:0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5:1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5:1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5:2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5:29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5:34Z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2018-07-29T10:55:3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5:3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5:4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5:4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5:5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5:5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6:0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6:1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6:1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6:2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6:28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6:33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0:56:36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3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4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4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6:5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7:03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7:08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7:15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7:25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7:30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7:35Z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018-07-29T10:57:36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7:4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7:45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7:50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7:5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8:03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8:0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8:13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8:18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8:24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8:34Z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2018-07-29T10:58:36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8:3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8:4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8:5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9:0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9:0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9:1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9:1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9:2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9:29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9:34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0:59:35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0:59:37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0:59:39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0:59:44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0:59:49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0:59:54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0:59:59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0:06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0:11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0:16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0:23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0:28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0:33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0:3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0:38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0:4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0:46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0:51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0:56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1:03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1:1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1:1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1:20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1:25Z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2018-07-29T11:01:36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1:36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1:42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1:52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1:57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2:02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2:09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2:14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2:19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2:24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2:29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2:34Z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018-07-29T11:02:37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2:3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2:4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2:5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2:5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3:0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3:0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3:13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3:18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3:2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3:36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3:36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3:41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3:47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3:5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3:5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0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0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1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2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28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3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3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4:3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4:3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4:4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4:4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4:5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5:0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5:0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5:1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5:1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5:2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5:30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5:35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05:36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5:4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5:5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6:0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6:1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6:1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6:29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6:3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06:36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6:3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6:4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6:4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6:5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6:5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7:0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7:0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7:14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7:19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7:26Z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018-07-29T11:07:3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7:3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7:4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7:4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7:5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8:0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8:0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8:1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8:2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8:25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8:30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8:35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08:3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8:4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8:45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8:5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9:00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9:0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9:1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9:1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9:2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9:2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9:31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9:36Z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018-07-29T11:09:3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9:4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9:4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09:5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10:01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10:06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10:1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10:1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10:2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10:29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10:34Z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018-07-29T11:10:36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10:39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10:4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10:4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10:5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11:03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11:18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11:51Z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2018-07-29T11:11:5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2:0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2:1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2:1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2:2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2:3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2:3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2:4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2:51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2:56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2:5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13:01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13:06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13:1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13:2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13:2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13:3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13:3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13:4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13:4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13:50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13:55Z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018-07-29T11:13:57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4:0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4:0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4:1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4:1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4:2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4:3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4:4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4:4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4:5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4:5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4:57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5:00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5:11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5:1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5:21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5:31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5:3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5:43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5:48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5:55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5:56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5:57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6:0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6:03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6:08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6:14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6:2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6:25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6:3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6:40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6:48Z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018-07-29T11:16:5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16:5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17:0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17:1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17:1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17:2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17:2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17:3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17:3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17:4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17:47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17:52Z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2018-07-29T11:17:5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7:5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8:0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8:0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8:1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8:2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8:3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8:4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8:4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8:52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8:57Z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018-07-29T11:18:57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9:02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9:10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9:15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9:20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9:25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9:35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9:45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9:50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9:55Z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18-07-29T11:19:57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1:20:0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1:20:0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1:20:10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1:20:1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1:20:25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1:20:51Z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2018-07-29T11:21:32Z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Windows_X86_64 LibreOffice_project/79c9829dd5d8054ec39a82dc51cd9eff340dbee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